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padding="0.097cm" fo:border-left="none" fo:border-right="none" fo:border-top="0.002cm solid #000000" fo:border-bottom="0.002cm solid #000000"/>
    </style:style>
    <style:style style:name="Table1.A4" style:family="table-cell">
      <style:table-cell-properties fo:padding="0.097cm" fo:border-left="none" fo:border-right="none" fo:border-top="none" fo:border-bottom="0.002cm solid #000000"/>
    </style:style>
    <style:style style:name="Table2" style:family="table">
      <style:table-properties fo:margin-left="2.99cm" fo:margin-right="0.011cm" table:align="margins" table:border-model="collapsing"/>
    </style:style>
    <style:style style:name="Table2.A" style:family="table-column">
      <style:table-column-properties style:rel-column-width="14602*"/>
    </style:style>
    <style:style style:name="Table2.B" style:family="table-column">
      <style:table-column-properties style:rel-column-width="50933*"/>
    </style:style>
    <style:style style:name="Table2.A1" style:family="table-cell">
      <style:table-cell-properties fo:padding="0.097cm" fo:border-left="none" fo:border-right="none" fo:border-top="0.002cm solid #000000" fo:border-bottom="0.002cm solid #000000"/>
    </style:style>
    <style:style style:name="Table2.A2" style:family="table-cell">
      <style:table-cell-properties fo:padding="0.097cm" fo:border-left="none" fo:border-right="none" fo:border-top="none" fo:border-bottom="0.002cm solid #000000"/>
    </style:style>
    <style:style style:name="Table3" style:family="table">
      <style:table-properties fo:margin-left="2.99cm" fo:margin-right="0.023cm" table:align="margins"/>
    </style:style>
    <style:style style:name="Table3.A" style:family="table-column">
      <style:table-column-properties style:rel-column-width="2208*"/>
    </style:style>
    <style:style style:name="Table3.B" style:family="table-column">
      <style:table-column-properties style:rel-column-width="63327*"/>
    </style:style>
    <style:style style:name="Table3.A1" style:family="table-cell">
      <style:table-cell-properties fo:background-color="#000000" fo:padding="0.097cm" fo:border-left="none" fo:border-right="none" fo:border-top="0.002cm solid #000000" fo:border-bottom="0.002cm solid #000000">
        <style:background-image/>
      </style:table-cell-properties>
    </style:style>
    <style:style style:name="Table3.B1" style:family="table-cell">
      <style:table-cell-properties fo:padding="0.097cm" fo:border-left="none" fo:border-right="none" fo:border-top="0.002cm solid #000000" fo:border-bottom="0.002cm solid #000000"/>
    </style:style>
    <style:style style:name="Table3.A2" style:family="table-cell">
      <style:table-cell-properties fo:background-color="#000000" fo:padding="0.097cm" fo:border-left="none" fo:border-right="none" fo:border-top="none" fo:border-bottom="0.002cm solid #000000">
        <style:background-image/>
      </style:table-cell-properties>
    </style:style>
    <style:style style:name="Table3.B2" style:family="table-cell">
      <style:table-cell-properties fo:padding="0.097cm" fo:border-left="none" fo:border-right="none" fo:border-top="none" fo:border-bottom="0.002cm solid #000000"/>
    </style:style>
    <style:style style:name="Table4" style:family="table">
      <style:table-properties fo:margin-left="2.99cm" fo:margin-right="0.032cm" table:align="margins"/>
    </style:style>
    <style:style style:name="Table4.A" style:family="table-column">
      <style:table-column-properties style:rel-column-width="2086*"/>
    </style:style>
    <style:style style:name="Table4.B" style:family="table-column">
      <style:table-column-properties style:rel-column-width="30200*"/>
    </style:style>
    <style:style style:name="Table4.C" style:family="table-column">
      <style:table-column-properties style:rel-column-width="33249*"/>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5" style:family="table">
      <style:table-properties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rel-column-width="1974*"/>
    </style:style>
    <style:style style:name="Table5.B" style:family="table-column">
      <style:table-column-properties style:rel-column-width="21815*"/>
    </style:style>
    <style:style style:name="Table5.C" style:family="table-column">
      <style:table-column-properties style:rel-column-width="41746*"/>
    </style:style>
    <style:style style:name="Table5.A1" style:family="table-cell">
      <style:table-cell-properties fo:background-color="#000000" fo:padding="0.097cm" fo:border-left="none" fo:border-right="none" fo:border-top="0.002cm solid #000000" fo:border-bottom="none">
        <style:background-image/>
      </style:table-cell-properties>
    </style:style>
    <style:style style:name="Table5.B1" style:family="table-cell">
      <style:table-cell-properties fo:padding="0.097cm" fo:border-left="none" fo:border-right="none" fo:border-top="0.002cm solid #000000" fo:border-bottom="none"/>
    </style:style>
    <style:style style:name="Table5.2" style:family="table-row">
      <style:table-row-properties fo:background-color="transparent" style:keep-together="true" fo:keep-together="auto">
        <style:background-image/>
      </style:table-row-properties>
    </style:style>
    <style:style style:name="Table5.A2" style:family="table-cell">
      <style:table-cell-properties fo:background-color="#000000" fo:padding="0.097cm" fo:border="none">
        <style:background-image/>
      </style:table-cell-properties>
    </style:style>
    <style:style style:name="Table5.B2" style:family="table-cell">
      <style:table-cell-properties style:vertical-align="" fo:background-color="transparent" fo:padding="0.097cm" fo:border="none" style:writing-mode="page">
        <style:background-image/>
      </style:table-cell-properties>
    </style:style>
    <style:style style:name="Table5.B3" style:family="table-cell">
      <style:table-cell-properties fo:padding="0.097cm" fo:border="none"/>
    </style:style>
    <style:style style:name="Table6" style:family="table">
      <style:table-properties fo:margin-left="3.014cm" fo:margin-right="0.011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rel-column-width="1985*"/>
    </style:style>
    <style:style style:name="Table6.B" style:family="table-column">
      <style:table-column-properties style:rel-column-width="29666*"/>
    </style:style>
    <style:style style:name="Table6.C" style:family="table-column">
      <style:table-column-properties style:rel-column-width="33884*"/>
    </style:style>
    <style:style style:name="Table6.1" style:family="table-row">
      <style:table-row-properties fo:background-color="transparent" style:keep-together="true" fo:keep-together="auto">
        <style:background-image/>
      </style:table-row-properties>
    </style:style>
    <style:style style:name="Table6.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6.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6.A2" style:family="table-cell">
      <style:table-cell-properties fo:background-color="#000000" fo:padding="0.097cm" fo:border-left="none" fo:border-right="none" fo:border-top="0.002cm solid #000000" fo:border-bottom="0.002cm solid #000000">
        <style:background-image/>
      </style:table-cell-properties>
    </style:style>
    <style:style style:name="Table6.B2" style:family="table-cell">
      <style:table-cell-properties fo:padding="0.097cm" fo:border-left="none" fo:border-right="none" fo:border-top="0.002cm solid #000000" fo:border-bottom="0.002cm solid #000000"/>
    </style:style>
    <style:style style:name="Table6.A3" style:family="table-cell">
      <style:table-cell-properties fo:background-color="#000000" fo:padding="0.097cm" fo:border-left="none" fo:border-right="none" fo:border-top="none" fo:border-bottom="0.002cm solid #000000">
        <style:background-image/>
      </style:table-cell-properties>
    </style:style>
    <style:style style:name="Table6.B3" style:family="table-cell">
      <style:table-cell-properties fo:padding="0.097cm" fo:border-left="none" fo:border-right="none" fo:border-top="none" fo:border-bottom="0.002cm solid #000000"/>
    </style:style>
    <style:style style:name="Table7" style:family="table">
      <style:table-properties fo:margin-left="3.014cm" fo:margin-right="0.011cm" table:align="margins"/>
    </style:style>
    <style:style style:name="Table7.A" style:family="table-column">
      <style:table-column-properties style:rel-column-width="1984*"/>
    </style:style>
    <style:style style:name="Table7.B" style:family="table-column">
      <style:table-column-properties style:rel-column-width="20532*"/>
    </style:style>
    <style:style style:name="Table7.C" style:family="table-column">
      <style:table-column-properties style:rel-column-width="43019*"/>
    </style:style>
    <style:style style:name="Table7.A1" style:family="table-cell">
      <style:table-cell-properties fo:background-color="#000000" fo:padding="0.097cm" fo:border-left="none" fo:border-right="none" fo:border-top="0.002cm solid #000000" fo:border-bottom="0.002cm solid #000000">
        <style:background-image/>
      </style:table-cell-properties>
    </style:style>
    <style:style style:name="Table7.B1" style:family="table-cell">
      <style:table-cell-properties fo:padding="0.097cm" fo:border-left="none" fo:border-right="none" fo:border-top="0.002cm solid #000000" fo:border-bottom="0.002cm solid #000000"/>
    </style:style>
    <style:style style:name="Table7.A2" style:family="table-cell">
      <style:table-cell-properties fo:background-color="#000000" fo:padding="0.097cm" fo:border-left="none" fo:border-right="none" fo:border-top="none" fo:border-bottom="0.002cm solid #000000">
        <style:background-image/>
      </style:table-cell-properties>
    </style:style>
    <style:style style:name="Table7.B2" style:family="table-cell">
      <style:table-cell-properties fo:padding="0.097cm" fo:border-left="none" fo:border-right="none" fo:border-top="none" fo:border-bottom="0.002cm solid #000000"/>
    </style:style>
    <style:style style:name="Table8" style:family="table">
      <style:table-properties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rel-column-width="1968*"/>
    </style:style>
    <style:style style:name="Table8.B" style:family="table-column">
      <style:table-column-properties style:rel-column-width="20005*"/>
    </style:style>
    <style:style style:name="Table8.C" style:family="table-column">
      <style:table-column-properties style:rel-column-width="43562*"/>
    </style:style>
    <style:style style:name="Table8.1" style:family="table-row">
      <style:table-row-properties fo:background-color="transparent" style:keep-together="true" fo:keep-together="auto">
        <style:background-image/>
      </style:table-row-properties>
    </style:style>
    <style:style style:name="Table8.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8.B1" style:family="table-cell">
      <style:table-cell-properties fo:padding="0.097cm" fo:border-left="none" fo:border-right="none" fo:border-top="0.002cm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02cm solid #000000">
        <style:background-image/>
      </style:table-cell-properties>
    </style:style>
    <style:style style:name="Table9" style:family="table">
      <style:table-properties fo:margin-left="3.014cm" fo:margin-right="0.011cm" table:align="margins"/>
    </style:style>
    <style:style style:name="Table9.A" style:family="table-column">
      <style:table-column-properties style:rel-column-width="1984*"/>
    </style:style>
    <style:style style:name="Table9.B" style:family="table-column">
      <style:table-column-properties style:rel-column-width="25993*"/>
    </style:style>
    <style:style style:name="Table9.C" style:family="table-column">
      <style:table-column-properties style:rel-column-width="37558*"/>
    </style:style>
    <style:style style:name="Table9.A1" style:family="table-cell">
      <style:table-cell-properties fo:background-color="#000000" fo:padding="0.097cm" fo:border-left="none" fo:border-right="none" fo:border-top="0.002cm solid #000000" fo:border-bottom="0.002cm solid #000000">
        <style:background-image/>
      </style:table-cell-properties>
    </style:style>
    <style:style style:name="Table9.B1" style:family="table-cell">
      <style:table-cell-properties fo:padding="0.097cm" fo:border-left="none" fo:border-right="none" fo:border-top="0.002cm solid #000000" fo:border-bottom="0.002cm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10" style:family="table">
      <style:table-properties fo:margin-left="3.014cm" fo:margin-right="0.011cm" table:align="margins"/>
    </style:style>
    <style:style style:name="Table10.A" style:family="table-column">
      <style:table-column-properties style:rel-column-width="1984*"/>
    </style:style>
    <style:style style:name="Table10.B" style:family="table-column">
      <style:table-column-properties style:rel-column-width="28128*"/>
    </style:style>
    <style:style style:name="Table10.C" style:family="table-column">
      <style:table-column-properties style:rel-column-width="35423*"/>
    </style:style>
    <style:style style:name="Table10.A1" style:family="table-cell">
      <style:table-cell-properties fo:background-color="#000000" fo:padding="0.097cm" fo:border-left="none" fo:border-right="none" fo:border-top="0.002cm solid #000000" fo:border-bottom="0.002cm solid #000000">
        <style:background-image/>
      </style:table-cell-properties>
    </style:style>
    <style:style style:name="Table10.B1" style:family="table-cell">
      <style:table-cell-properties fo:padding="0.097cm" fo:border-left="none" fo:border-right="none" fo:border-top="0.002cm solid #000000" fo:border-bottom="0.002cm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A5" style:family="table-cell">
      <style:table-cell-properties fo:background-color="#000000" fo:padding="0.097cm" fo:border-left="none" fo:border-right="none" fo:border-top="none" fo:border-bottom="0.002cm solid #000000">
        <style:background-image/>
      </style:table-cell-properties>
    </style:style>
    <style:style style:name="Table10.B5" style:family="table-cell">
      <style:table-cell-properties fo:padding="0.097cm" fo:border-left="none" fo:border-right="none" fo:border-top="none" fo:border-bottom="0.002cm solid #000000"/>
    </style:style>
    <style:style style:name="Table11" style:family="table">
      <style:table-properties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rel-column-width="1854*"/>
    </style:style>
    <style:style style:name="Table11.B" style:family="table-column">
      <style:table-column-properties style:rel-column-width="30137*"/>
    </style:style>
    <style:style style:name="Table11.C" style:family="table-column">
      <style:table-column-properties style:rel-column-width="33544*"/>
    </style:style>
    <style:style style:name="Table11.A1" style:family="table-cell">
      <style:table-cell-properties fo:background-color="#000000" fo:padding="0.097cm" fo:border-left="none" fo:border-right="none" fo:border-top="0.002cm solid #000000" fo:border-bottom="0.002cm solid #000000">
        <style:background-image/>
      </style:table-cell-properties>
    </style:style>
    <style:style style:name="Table11.B1" style:family="table-cell">
      <style:table-cell-properties fo:padding="0.097cm" fo:border-left="none" fo:border-right="none" fo:border-top="0.002cm solid #000000" fo:border-bottom="0.002cm solid #000000"/>
    </style:style>
    <style:style style:name="Table11.A2" style:family="table-cell">
      <style:table-cell-properties fo:background-color="#000000" fo:padding="0.097cm" fo:border-left="none" fo:border-right="none" fo:border-top="none" fo:border-bottom="0.002cm solid #000000">
        <style:background-image/>
      </style:table-cell-properties>
    </style:style>
    <style:style style:name="Table11.B2" style:family="table-cell">
      <style:table-cell-properties fo:padding="0.097cm" fo:border-left="none" fo:border-right="none" fo:border-top="none" fo:border-bottom="0.002cm solid #000000"/>
    </style:style>
    <style:style style:name="Table11.4" style:family="table-row">
      <style:table-row-properties fo:background-color="transparent" style:keep-together="true"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Table12" style:family="table">
      <style:table-properties fo:margin-left="3.014cm" fo:margin-right="0.011cm" table:align="margins"/>
    </style:style>
    <style:style style:name="Table12.A" style:family="table-column">
      <style:table-column-properties style:rel-column-width="1984*"/>
    </style:style>
    <style:style style:name="Table12.B" style:family="table-column">
      <style:table-column-properties style:rel-column-width="28128*"/>
    </style:style>
    <style:style style:name="Table12.C" style:family="table-column">
      <style:table-column-properties style:rel-column-width="35423*"/>
    </style:style>
    <style:style style:name="Table12.A1" style:family="table-cell">
      <style:table-cell-properties fo:background-color="#000000" fo:padding="0.097cm" fo:border-left="none" fo:border-right="none" fo:border-top="0.002cm solid #000000" fo:border-bottom="0.002cm solid #000000">
        <style:background-image/>
      </style:table-cell-properties>
    </style:style>
    <style:style style:name="Table12.B1" style:family="table-cell">
      <style:table-cell-properties fo:padding="0.097cm" fo:border-left="none" fo:border-right="none" fo:border-top="0.002cm solid #000000" fo:border-bottom="0.002cm solid #000000"/>
    </style:style>
    <style:style style:name="Table12.A2" style:family="table-cell">
      <style:table-cell-properties fo:background-color="#000000" fo:padding="0.097cm" fo:border-left="none" fo:border-right="none" fo:border-top="none" fo:border-bottom="0.002cm solid #000000">
        <style:background-image/>
      </style:table-cell-properties>
    </style:style>
    <style:style style:name="Table12.B2" style:family="table-cell">
      <style:table-cell-properties fo:padding="0.097cm" fo:border-left="none" fo:border-right="none" fo:border-top="none" fo:border-bottom="0.002cm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02cm solid #000000">
        <style:background-image/>
      </style:table-cell-properties>
    </style:style>
    <style:style style:name="Table13.2" style:family="table-row">
      <style:table-row-properties fo:background-color="transparent" style:keep-together="true" fo:keep-together="auto">
        <style:background-image/>
      </style:table-row-properties>
    </style:style>
    <style:style style:name="Table13.A2" style:family="table-cell">
      <style:table-cell-properties style:vertical-align="" fo:background-color="transparent" fo:padding="0.097cm" fo:border-left="0.002cm solid #000000" fo:border-right="0.002cm solid #000000" fo:border-top="none" fo:border-bottom="0.002cm solid #000000">
        <style:background-image/>
      </style:table-cell-properties>
    </style:style>
    <style:style style:name="Table13.A3"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e13.A6"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use-window-font-color="true" style:font-name-asian="Helvetica" style:font-name-complex="Helvetica"/>
    </style:style>
    <style:style style:name="P12" style:family="paragraph" style:parent-style-name="Standard">
      <style:text-properties style:text-line-through-style="none"/>
    </style:style>
    <style:style style:name="P13"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4" style:family="paragraph" style:parent-style-name="Standard">
      <style:text-properties style:font-name="Optima1" fo:font-size="10pt" style:font-size-asian="10pt" style:font-size-complex="10pt"/>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Code">
      <style:text-properties style:text-line-through-style="none"/>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Standard">
      <style:paragraph-properties fo:break-before="page"/>
    </style:style>
    <style:style style:name="P26" style:family="paragraph" style:parent-style-name="List">
      <style:paragraph-properties fo:margin-left="2.32cm" fo:margin-right="0cm" fo:text-indent="0cm" style:auto-text-indent="false"/>
    </style:style>
    <style:style style:name="P27" style:family="paragraph" style:parent-style-name="List">
      <style:paragraph-properties fo:margin-left="2.351cm" fo:margin-right="0cm" fo:text-indent="0cm" style:auto-text-indent="false"/>
    </style:style>
    <style:style style:name="P28" style:family="paragraph" style:parent-style-name="Table_20_Contents">
      <style:text-properties fo:font-size="10pt" style:letter-kerning="false"/>
    </style:style>
    <style:style style:name="P29" style:family="paragraph" style:parent-style-name="Table_20_Contents">
      <style:paragraph-properties fo:text-align="end" style:justify-single-word="false"/>
      <style:text-properties fo:font-size="10pt" style:letter-kerning="false"/>
    </style:style>
    <style:style style:name="P30" style:family="paragraph" style:parent-style-name="Table_20_Contents">
      <style:paragraph-properties fo:keep-together="always"/>
      <style:text-properties fo:font-size="10pt" style:letter-kerning="false"/>
    </style:style>
    <style:style style:name="P31" style:family="paragraph" style:parent-style-name="Table_20_Contents">
      <style:paragraph-properties fo:text-align="center" style:justify-single-word="false"/>
      <style:text-properties fo:color="#ffffff"/>
    </style:style>
    <style:style style:name="P32" style:family="paragraph" style:parent-style-name="Table_20_Contents">
      <style:paragraph-properties fo:text-align="center" style:justify-single-word="false"/>
      <style:text-properties fo:color="#ffffff" fo:font-size="10pt" style:letter-kerning="false"/>
    </style:style>
    <style:style style:name="P33" style:family="paragraph" style:parent-style-name="Table_20_Contents">
      <style:paragraph-properties fo:text-align="center" style:justify-single-word="false"/>
      <style:text-properties fo:color="#ffffff" style:text-line-through-style="none"/>
    </style:style>
    <style:style style:name="P34" style:family="paragraph" style:parent-style-name="Table_20_Contents">
      <style:text-properties style:font-name="Monaco1" fo:font-size="9pt" style:font-size-asian="9pt" style:font-size-complex="9pt"/>
    </style:style>
    <style:style style:name="P35"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6"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7" style:family="paragraph" style:parent-style-name="Table_20_Contents">
      <style:paragraph-properties fo:text-align="end" style:justify-single-word="false"/>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style:text-line-through-style="none"/>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keep-together="always"/>
    </style:style>
    <style:style style:name="P42" style:family="paragraph" style:parent-style-name="Table_20_Contents">
      <style:paragraph-properties fo:margin-left="0.415cm" fo:margin-right="0.011cm" fo:text-indent="0cm" style:auto-text-indent="false">
        <style:tab-stops/>
      </style:paragraph-properties>
    </style:style>
    <style:style style:name="P43" style:family="paragraph" style:parent-style-name="Table_20_Contents">
      <style:paragraph-properties fo:text-align="center" style:justify-single-word="false" fo:background-color="transparent">
        <style:background-image/>
      </style:paragraph-properties>
      <style:text-properties fo:color="#ffffff"/>
    </style:style>
    <style:style style:name="P44" style:family="paragraph" style:parent-style-name="Table_20_Contents">
      <style:paragraph-properties fo:margin-left="0.37cm" fo:margin-right="0cm" fo:text-indent="0cm" style:auto-text-indent="false">
        <style:tab-stops/>
      </style:paragraph-properties>
    </style:style>
    <style:style style:name="P4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6"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48" style:family="paragraph" style:parent-style-name="Subtitle">
      <style:paragraph-properties fo:padding="0.074cm" fo:border-left="none" fo:border-right="none" fo:border-top="none" fo:border-bottom="0.035cm solid #000000" style:join-border="false"/>
      <style:text-properties style:font-name="Optima1"/>
    </style:style>
    <style:style style:name="P49" style:family="paragraph" style:parent-style-name="Standard" style:master-page-name="">
      <style:paragraph-properties style:page-number="auto">
        <style:tab-stops/>
      </style:paragraph-properties>
    </style:style>
    <style:style style:name="P50" style:family="paragraph" style:parent-style-name="Contents_20_1">
      <style:paragraph-properties>
        <style:tab-stops>
          <style:tab-stop style:position="0cm"/>
          <style:tab-stop style:position="3cm"/>
        </style:tab-stops>
      </style:paragraph-properties>
    </style:style>
    <style:style style:name="P51" style:family="paragraph" style:parent-style-name="Contents_20_2">
      <style:paragraph-properties>
        <style:tab-stops>
          <style:tab-stop style:position="0cm"/>
        </style:tab-stops>
      </style:paragraph-properties>
    </style:style>
    <style:style style:name="P52" style:family="paragraph" style:parent-style-name="Standard" style:master-page-name="Index">
      <style:paragraph-properties fo:margin-left="0cm" fo:margin-right="0cm" fo:text-indent="0cm" style:auto-text-indent="false" style:page-number="auto"/>
    </style:style>
    <style:style style:name="P53" style:family="paragraph" style:parent-style-name="Standard" style:master-page-name="Index">
      <style:paragraph-properties style:page-number="auto"/>
    </style:style>
    <style:style style:name="P54" style:family="paragraph" style:parent-style-name="Standard" style:list-style-name=""/>
    <style:style style:name="P55" style:family="paragraph" style:parent-style-name="List" style:list-style-name="L11"/>
    <style:style style:name="P56" style:family="paragraph" style:parent-style-name="List" style:list-style-name="L1">
      <style:paragraph-properties fo:margin-left="2.341cm" fo:margin-right="0cm" fo:text-indent="0cm" style:auto-text-indent="false"/>
    </style:style>
    <style:style style:name="P57" style:family="paragraph" style:parent-style-name="List" style:list-style-name="L9">
      <style:paragraph-properties fo:margin-left="2.341cm" fo:margin-right="0cm" fo:text-indent="0cm" style:auto-text-indent="false"/>
    </style:style>
    <style:style style:name="P58" style:family="paragraph" style:parent-style-name="List" style:list-style-name="L11">
      <style:paragraph-properties fo:margin-left="2.341cm" fo:margin-right="0cm" fo:text-indent="0cm" style:auto-text-indent="false"/>
    </style:style>
    <style:style style:name="P59"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60" style:family="paragraph" style:parent-style-name="Table_20_Contents" style:list-style-name="L2"/>
    <style:style style:name="P61" style:family="paragraph" style:parent-style-name="Table_20_Contents" style:list-style-name="L2">
      <style:paragraph-properties fo:keep-together="always"/>
    </style:style>
    <style:style style:name="P62" style:family="paragraph" style:parent-style-name="Table_20_Contents" style:list-style-name="L10">
      <style:paragraph-properties fo:keep-together="always"/>
    </style:style>
    <style:style style:name="P63" style:family="paragraph" style:parent-style-name="Table_20_Contents" style:list-style-name="L12">
      <style:paragraph-properties fo:keep-together="always"/>
    </style:style>
    <style:style style:name="P64" style:family="paragraph" style:parent-style-name="Table_20_Contents" style:list-style-name="L3"/>
    <style:style style:name="P65" style:family="paragraph" style:parent-style-name="Table_20_Contents" style:list-style-name="L4"/>
    <style:style style:name="P66" style:family="paragraph" style:parent-style-name="Table_20_Contents" style:list-style-name="L5"/>
    <style:style style:name="P67" style:family="paragraph" style:parent-style-name="Table_20_Contents" style:list-style-name="L6"/>
    <style:style style:name="P68" style:family="paragraph" style:parent-style-name="Table_20_Contents" style:list-style-name="L7"/>
    <style:style style:name="P69" style:family="paragraph" style:parent-style-name="Table_20_Contents" style:list-style-name="L8"/>
    <style:style style:name="P70" style:family="paragraph" style:parent-style-name="Table_20_Contents" style:list-style-name="L10"/>
    <style:style style:name="P71" style:family="paragraph" style:parent-style-name="Table_20_Contents" style:list-style-name="L10">
      <style:paragraph-properties fo:keep-together="always"/>
      <style:text-properties fo:font-size="10pt" style:letter-kerning="false"/>
    </style:style>
    <style:style style:name="P72" style:family="paragraph" style:parent-style-name="Table_20_Contents" style:list-style-name="L10">
      <style:text-properties fo:font-size="10pt" style:letter-kerning="false"/>
    </style:style>
    <style:style style:name="P73" style:family="paragraph" style:parent-style-name="Table_20_Contents" style:list-style-name="L12"/>
    <style:style style:name="P74" style:family="paragraph" style:parent-style-name="Table_20_Contents" style:list-style-name="L10">
      <style:text-properties fo:font-weight="normal" style:font-weight-asian="normal" style:font-weight-complex="normal"/>
    </style:style>
    <style:style style:name="P75" style:family="paragraph" style:parent-style-name="Table_20_Contents" style:list-style-name="L10">
      <style:paragraph-properties fo:margin-left="0.415cm" fo:margin-right="0.011cm" fo:text-indent="0cm" style:auto-text-indent="false"/>
    </style:style>
    <style:style style:name="P76" style:family="paragraph" style:parent-style-name="Table_20_Contents" style:list-style-name="L10">
      <style:paragraph-properties fo:margin-left="0.415cm" fo:margin-right="0.011cm" fo:text-indent="0cm" style:auto-text-indent="false">
        <style:tab-stops/>
      </style:paragraph-properties>
    </style:style>
    <style:style style:name="P77" style:family="paragraph" style:parent-style-name="Heading_20_1" style:master-page-name="Standard">
      <style:paragraph-properties style:page-number="auto"/>
    </style:style>
    <style:style style:name="P78" style:family="paragraph" style:parent-style-name="Heading_20_1">
      <style:paragraph-properties fo:break-before="page"/>
    </style:style>
    <style:style style:name="P79" style:family="paragraph" style:parent-style-name="Heading_20_2">
      <style:paragraph-properties fo:break-before="page"/>
    </style:style>
    <style:style style:name="P80" style:family="paragraph" style:parent-style-name="Heading_20_2">
      <style:paragraph-properties fo:margin-left="3cm" fo:margin-right="0cm" fo:text-indent="0cm" style:auto-text-indent="false"/>
    </style:style>
    <style:style style:name="P81"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text-line-through-style="none"/>
    </style:style>
    <style:style style:name="T12" style:family="text">
      <style:text-properties fo:font-size="10pt" style:letter-kerning="false"/>
    </style:style>
    <style:style style:name="T13" style:family="text">
      <style:text-properties style:font-name="Optima1" fo:font-size="10pt" style:font-size-asian="10pt" style:font-size-complex="10pt"/>
    </style:style>
    <style:style style:name="T14" style:family="text">
      <style:text-properties style:font-name="Optima1" fo:font-size="10pt" fo:font-weight="normal" fo:background-color="transparent" style:font-size-asian="10pt" style:font-weight-asian="normal" style:font-size-complex="10pt" style:font-weight-complex="normal"/>
    </style:style>
    <style:style style:name="T15" style:family="text">
      <style:text-properties style:font-name="Optima2" fo:font-size="10pt" style:font-size-asian="10pt" style:font-size-complex="10pt"/>
    </style:style>
    <style:style style:name="T16" style:family="text">
      <style:text-properties style:letter-kerning="false"/>
    </style:style>
    <style:style style:name="T17" style:family="text">
      <style:text-properties style:text-position="super 58%"/>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1" draw:name="graphics2" text:anchor-type="paragraph" svg:x="1.6cm" svg:y="0.94cm" svg:width="7.654cm" svg:height="4.196cm" draw:z-index="3"><draw:image xlink:href="../sogo.png" xlink:type="simple" xlink:show="embed" xlink:actuate="onLoad"/></draw:frame></text:p>
      <text:p text:style-name="P4"/>
      <text:p text:style-name="P7"/>
      <text:p text:style-name="P7"/>
      <text:p text:style-name="P7"/>
      <text:p text:style-name="P7"/>
      <text:p text:style-name="P16"/>
      <text:p text:style-name="P47">version 2.0.2</text:p>
      <text:p text:style-name="P48">Installation and Configuration Guide</text:p>
      <text:p text:style-name="P7"/>
      <text:p text:style-name="P53">Copyright © <text:s/>2008-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2.0.2 – October 2012</text:p>
      <text:p text:style-name="Standard"/>
      <text:p text:style-name="Standard"/>
      <text:p text:style-name="P9"><draw:frame draw:style-name="fr2" draw:name="graphics3" text:anchor-type="as-char" svg:y="0cm" svg:width="8.814cm" svg:height="1.882cm" draw:z-index="0"><draw:image xlink:href="../inverse.jpg" xlink:type="simple" xlink:show="embed" xlink:actuate="onLoad"/></draw:frame></text:p>
      <text:p text:style-name="P81">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0">Chapter 1<text:tab/>About this Guide <text:s text:c="2"/><text:tab/>3</text:p>
          <text:p text:style-name="P50">Chapter 2<text:tab/>Introduction <text:s text:c="2"/><text:tab/>4</text:p>
          <text:p text:style-name="P51">Architecture <text:s text:c="2"/><text:tab/>5</text:p>
          <text:p text:style-name="P50">Chapter 3<text:tab/>System Requirements <text:s text:c="2"/><text:tab/>6</text:p>
          <text:p text:style-name="P51">Assumptions <text:s text:c="2"/><text:tab/>6</text:p>
          <text:p text:style-name="P51">Minimum Hardware Requirements <text:s text:c="2"/><text:tab/>7</text:p>
          <text:p text:style-name="P51">Operating System Requirements <text:s text:c="2"/><text:tab/>8</text:p>
          <text:p text:style-name="P50">Chapter 4<text:tab/>Installation <text:s text:c="2"/><text:tab/>9</text:p>
          <text:p text:style-name="P51">Software Downloads <text:s text:c="2"/><text:tab/>9</text:p>
          <text:p text:style-name="P51">Software Installation <text:s text:c="2"/><text:tab/>9</text:p>
          <text:p text:style-name="P50">Chapter 5<text:tab/>Configuration <text:s text:c="2"/><text:tab/>10</text:p>
          <text:p text:style-name="P51">GNUstep Environment Overview <text:s text:c="2"/><text:tab/>10</text:p>
          <text:p text:style-name="P51">Preferences Hierarchy <text:s text:c="2"/><text:tab/>11</text:p>
          <text:p text:style-name="P51">General Preferences <text:s text:c="2"/><text:tab/>12</text:p>
          <text:p text:style-name="P51">Authentication using LDAP <text:s text:c="2"/><text:tab/>17</text:p>
          <text:p text:style-name="P51">LDAP Attributes Indexing <text:s text:c="2"/><text:tab/>22</text:p>
          <text:p text:style-name="P51">Authenticating using C.A.S. <text:s text:c="2"/><text:tab/>22</text:p>
          <text:p text:style-name="P51">Database Configuration <text:s text:c="2"/><text:tab/>23</text:p>
          <text:p text:style-name="P51">Authentication using SQL <text:s text:c="2"/><text:tab/>25</text:p>
          <text:p text:style-name="P51">SMTP Server Configuration <text:s text:c="2"/><text:tab/>27</text:p>
          <text:p text:style-name="P51">IMAP Server Configuration <text:s text:c="2"/><text:tab/>28</text:p>
          <text:p text:style-name="P51">Web Interface Configuration <text:s text:c="2"/><text:tab/>30</text:p>
          <text:p text:style-name="P51">SOGo Configuration Summary <text:s text:c="2"/><text:tab/>34</text:p>
          <text:p text:style-name="P51">Multi-domains Configuration <text:s text:c="2"/><text:tab/>35</text:p>
          <text:p text:style-name="P51">Apache Configuration <text:s text:c="2"/><text:tab/>38</text:p>
          <text:p text:style-name="P51">Starting Services <text:s text:c="2"/><text:tab/>38</text:p>
          <text:p text:style-name="P51">Cronjob — EMail reminders <text:s text:c="2"/><text:tab/>39</text:p>
          <text:p text:style-name="P51"><text:soft-page-break/>Cronjob — Vacation messages expiration <text:s text:c="2"/><text:tab/>39</text:p>
          <text:p text:style-name="P50">Chapter 6<text:tab/>Managing User Accounts <text:s text:c="2"/><text:tab/>40</text:p>
          <text:p text:style-name="P51">Creating the SOGo Administrative Account <text:s text:c="2"/><text:tab/>40</text:p>
          <text:p text:style-name="P51">Creating a User Account <text:s text:c="2"/><text:tab/>41</text:p>
          <text:p text:style-name="P50">Chapter 7<text:tab/>Funambol <text:s text:c="2"/><text:tab/>42</text:p>
          <text:p text:style-name="P50">Chapter 8<text:tab/>Using SOGo <text:s text:c="2"/><text:tab/>45</text:p>
          <text:p text:style-name="P51">SOGo Web Interface <text:s text:c="2"/><text:tab/>45</text:p>
          <text:p text:style-name="P51">Mozilla Thunderbird and Lightning <text:s text:c="2"/><text:tab/>45</text:p>
          <text:p text:style-name="P51">Apple iCal <text:s text:c="2"/><text:tab/>46</text:p>
          <text:p text:style-name="P51">Apple AddressBook <text:s text:c="2"/><text:tab/>46</text:p>
          <text:p text:style-name="P51">Funambol / Mobile Devices <text:s text:c="2"/><text:tab/>47</text:p>
          <text:p text:style-name="P50">Chapter 9<text:tab/>Upgrading <text:s text:c="2"/><text:tab/>49</text:p>
          <text:p text:style-name="P50">Chapter 10<text:tab/>Additional Information <text:s text:c="2"/><text:tab/>50</text:p>
          <text:p text:style-name="P50">Chapter 11<text:tab/>Commercial Support and Contact Information <text:s text:c="2"/><text:tab/>51</text:p>
        </text:index-body>
      </text:table-of-content>
      <text:p text:style-name="Standard"/>
      <text:h text:style-name="P77"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2.0.2 of SOGo, and version 10.0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79" text:outline-level="2">Architecture</text:h>
      <text:p text:style-name="Standard"><draw:frame draw:style-name="fr3" draw:name="graphics1" text:anchor-type="char" svg:x="3.039cm" svg:y="0.921cm" svg:width="14.651cm" svg:height="8.931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p text:style-name="Standard">To install and configure the native Microsoft Outlook compatibility layer, please refer to the <text:span text:style-name="Emphasis">SOGo Native Microsoft Outlook Configuration Guide</text:span>.</text:p>
      <text:h text:style-name="P78" text:outline-level="1">System Requirements</text:h>
      <text:h text:style-name="Heading_20_2" text:outline-level="2">Assumptions</text:h>
      <text:p text:style-name="Standard">SOGo reuses many components in an infrastructure. Thus, it requires the following <text:s/>:</text:p>
      <text:list xml:id="list847275075" text:style-name="L1">
        <text:list-header>
          <text:p text:style-name="P56">❏<text:tab/>Database server (MySQL, PostgreSQL or Oracle)</text:p>
          <text:p text:style-name="P59">❏<text:tab/>LDAP server (OpenLDAP, Novell eDirectory, Microsoft Active Directory and others) </text:p>
          <text:p text:style-name="P56">❏<text:tab/>SMTP server (Postfix, Sendmail and others)</text:p>
          <text:p text:style-name="P56">❏<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79" text:outline-level="2">Minimum Hardware Requirements</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1415684101" text:style-name="L2">
              <text:list-item>
                <text:p text:style-name="P61"><text:s/>Intel, AMD, or PowerPC CPU 1 GHz</text:p>
              </text:list-item>
            </text:list>
            <text:list xml:id="list102433430" text:style-name="L2">
              <text:list-item>
                <text:p text:style-name="P60"><text:s/>512 MB of RAM (without Funambol, 1 GB RAM otherwise)</text:p>
              </text:list-item>
              <text:list-item>
                <text:p text:style-name="P60"><text:s/>1 GB of disk space</text:p>
              </text:list-item>
            </text:list>
            <text:p text:style-name="Table_20_Contents"/>
            <text:p text:style-name="Table_20_Contents">Production</text:p>
            <text:list xml:id="list511438580" text:style-name="L3">
              <text:list-item>
                <text:p text:style-name="P64"><text:s/>Intel, AMD or PowerPC CPU 3 GHz</text:p>
              </text:list-item>
            </text:list>
            <text:list xml:id="list479412229" text:style-name="L3">
              <text:list-item>
                <text:p text:style-name="P64"><text:s/>2048 MB of RAM</text:p>
              </text:list-item>
            </text:list>
            <text:list xml:id="list1613892386" text:style-name="L3">
              <text:list-item>
                <text:p text:style-name="P64"><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598736952" text:style-name="L4">
              <text:list-item>
                <text:p text:style-name="P65"><text:s/>Intel, AMD, or PowerPC CPU 1.5 GHz</text:p>
              </text:list-item>
            </text:list>
            <text:list xml:id="list176431456" text:style-name="L4">
              <text:list-item>
                <text:p text:style-name="P65"><text:s/>1024x768 monitor resolution</text:p>
              </text:list-item>
            </text:list>
            <text:list xml:id="list1084879091" text:style-name="L4">
              <text:list-item>
                <text:p text:style-name="P65"><text:s/>512 MB of RAM</text:p>
              </text:list-item>
              <text:list-item>
                <text:p text:style-name="P65"><text:s/>128 Kbps or higher network connection</text:p>
              </text:list-item>
            </text:list>
            <text:p text:style-name="Table_20_Contents"/>
            <text:p text:style-name="Table_20_Contents">Microsoft Windows</text:p>
            <text:list xml:id="list1091144255" text:style-name="L5">
              <text:list-item>
                <text:p text:style-name="P66"><text:s/>Microsoft Windows XP SP2 or Vista</text:p>
              </text:list-item>
            </text:list>
            <text:p text:style-name="Table_20_Contents"/>
            <text:p text:style-name="Table_20_Contents">Apple Mac OS X</text:p>
            <text:list xml:id="list578710238" text:style-name="L6">
              <text:list-item>
                <text:p text:style-name="P67"><text:s/>Apple Mac OS X 10.2 or later</text:p>
              </text:list-item>
            </text:list>
            <text:p text:style-name="Table_20_Contents"/>
            <text:p text:style-name="Table_20_Contents">Linux</text:p>
            <text:list xml:id="list1657094636" text:style-name="L7">
              <text:list-item>
                <text:p text:style-name="P68"><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1301691142" text:style-name="L8">
              <text:list-item>
                <text:p text:style-name="P69"><text:s/>Palm OS based devices with Synthesis SyncML Client</text:p>
              </text:list-item>
              <text:list-item>
                <text:p text:style-name="P69"><text:s/>Research In Motion (RIM) BlackBerry devices with Funambol client</text:p>
              </text:list-item>
              <text:list-item>
                <text:p text:style-name="P69"><text:s/>Microsoft Windows Mobile PocketPC or SmartPhone with the Funambol client</text:p>
              </text:list-item>
            </text:list>
            <text:p text:style-name="Table_20_Contents"/>
            <text:list xml:id="list1977356624" text:continue-numbering="true" text:style-name="L8">
              <text:list-header>
                <text:p text:style-name="P69">Apple iPhone / iPod / iPad using Apple iOS 3.0 or later</text:p>
              </text:list-header>
            </text:list>
          </table:table-cell>
        </table:table-row>
      </table:table>
      <text:p text:style-name="Standard"/>
      <text:h text:style-name="P79" text:outline-level="2">Operating System Requirements</text:h>
      <text:p text:style-name="Standard">The following 32-bit and 64-bit operating systems are currently supported by SOGo :</text:p>
      <text:list xml:id="list187189791" text:style-name="L9">
        <text:list-header>
          <text:p text:style-name="P57">❏<text:tab/>Red Hat Enterprise Linux (RHEL) Server 5 and 6</text:p>
          <text:p text:style-name="P57">❏<text:tab/>Community ENTerprise Operating System (CentOS) 5 and 6</text:p>
          <text:p text:style-name="P57">❏<text:tab/>Debian GNU/Linux 5.0 (Lenny) and 6.0 (Squeeze)</text:p>
          <text:p text:style-name="P57">❏<text:tab/>Ubuntu 8.10 (Intrepid) to 12.04 (Precise)</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78"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0">yum install sope49-gdl1-postgresql</text:p>
      <text:p text:style-name="Standard">Once completed, SOGo will be fully installed on your server. You are now ready to configure it.</text:p>
      <text:h text:style-name="P78"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11">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Code_20__28_inline_29_">/home/sogo/GNUstep/Defaults/.GNUstepDefaults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8">NSGlobalDomain</text:span> but will not be used here.</text:p>
      <text:h text:style-name="P79"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4"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3">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3">D</text:p>
          </table:table-cell>
          <table:table-cell table:style-name="Table3.B2" office:value-type="string">
            <text:p text:style-name="Table_20_Contents">Parameter exclusive to a domain and not configurable per user</text:p>
          </table:table-cell>
        </table:table-row>
        <table:table-row>
          <table:table-cell table:style-name="Table3.A2" office:value-type="string">
            <text:p text:style-name="P43">U</text:p>
          </table:table-cell>
          <table:table-cell table:style-name="Table3.B2" office:value-type="string">
            <text:p text:style-name="Table_20_Contents">Parameter configurable by the user</text:p>
          </table:table-cell>
        </table:table-row>
      </table:table>
      <text:p text:style-name="P12"/>
      <text:p text:style-name="P12">Remember that the hierarchy paradigm allow the default value of a parameter to be defined at a parent level.</text:p>
      <text:p text:style-name="Standard"/>
      <text:h text:style-name="P79" text:outline-level="2">General Preferences</text:h>
      <text:p text:style-name="P12">Proceed with the following commands to create the basic configuration file for SOGo :</text:p>
      <text:p text:style-name="P17">su - sogo</text:p>
      <text:p text:style-name="P17">defaults write sogod SOGoTimeZone "America/Montreal"</text:p>
      <text:p text:style-name="P17">defaults write sogod SOGoMailDomain "acme.com"</text:p>
      <text:p text:style-name="P17">defaults write sogod SOGoLanguage English</text:p>
      <text:p text:style-name="P17">defaults write sogod SOGoAppointmentSendEMailNotifications YES</text:p>
      <text:p text:style-name="P17">defaults write sogod SOGoFoldersSendEMailNotifications YES</text:p>
      <text:p text:style-name="P17">defaults write sogod SOGoACLsSendEMailNotifications YES</text:p>
      <text:p text:style-name="P12"/>
      <text:p text:style-name="P12">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3">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1">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1">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1">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1">S</text:p>
          </table:table-cell>
          <table:table-cell table:style-name="Table4.B2" office:value-type="string">
            <text:p text:style-name="Table_20_Contents">WOWatchDogRequestTimeout</text:p>
          </table:table-cell>
          <table:table-cell table:style-name="Table4.B2"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31">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ext:soft-page-break/>
        <table:table-row>
          <table:table-cell table:style-name="Table4.A2" office:value-type="string">
            <text:p text:style-name="P31">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31">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1">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1">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1">S</text:p>
          </table:table-cell>
          <table:table-cell table:style-name="Table4.B2" office:value-type="string">
            <text:p text:style-name="Table_20_Contents">SOGoAddressBookDAVAccessEnabled</text:p>
          </table:table-cell>
          <table:table-cell table:style-name="Table4.B2" office:value-type="string">
            <text:p text:style-name="Table_20_Contents">Parameter controlling WebDAV access to the <text:span text:style-name="T10">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31">S</text:p>
          </table:table-cell>
          <table:table-cell table:style-name="Table4.B2" office:value-type="string">
            <text:p text:style-name="Table_20_Contents">SOGoCalendarDAVAccessEnabled</text:p>
          </table:table-cell>
          <table:table-cell table:style-name="Table4.B2" office:value-type="string">
            <text:p text:style-name="Table_20_Contents">Parameter controlling WebDAV access to the <text:span text:style-name="T10">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31">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1">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1">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1262836315" text:style-name="L10">
              <text:list-header>
                <text:p text:style-name="P70">• YES – to send notifications</text:p>
                <text:p text:style-name="P70">• NO – to not send notifications</text:p>
                <text:p text:style-name="P70">Defaults to <text:span text:style-name="T7">NO</text:span> when unset.</text:p>
              </text:list-header>
            </text:list>
          </table:table-cell>
        </table:table-row>
        <text:soft-page-break/>
        <table:table-row>
          <table:table-cell table:style-name="Table4.A2" office:value-type="string">
            <text:p text:style-name="P31">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1">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1">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121071129" text:continue-numbering="true" text:style-name="L10">
              <text:list-header>
                <text:p text:style-name="P70">• Public</text:p>
                <text:p text:style-name="P70">• Confidential</text:p>
                <text:p text:style-name="P70">• Private</text:p>
                <text:p text:style-name="P70">And each string must end with one of those values:</text:p>
                <text:p text:style-name="P70">• Viewer</text:p>
                <text:p text:style-name="P70">• DAndTViewer</text:p>
                <text:p text:style-name="P70">• Modifier</text:p>
                <text:p text:style-name="P70">• Responder</text:p>
                <text:p text:style-name="P70">The array can also contain one or many of the following strings:</text:p>
                <text:p text:style-name="P62">• Ob<text:span text:style-name="T12">jectCreator</text:span></text:p>
                <text:p text:style-name="P62"><text:span text:style-name="T12">•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3">and</text:span><text:span text:style-name="T8"> “ConfidentialDandTViewer”.</text:span></text:p>
          </table:table-cell>
        </table:table-row>
        <table:table-row>
          <table:table-cell table:style-name="Table4.A2" office:value-type="string">
            <text:p text:style-name="P31">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list xml:id="list171499580" text:continue-numbering="true" text:style-name="L10">
              <text:list-header>
                <text:p text:style-name="P62">• Obje<text:span text:style-name="T12">ctViewer</text:span></text:p>
                <text:p text:style-name="P71">• ObjectEditor</text:p>
                <text:p text:style-name="P71">• ObjectCreator</text:p>
                <text:p text:style-name="P62"><text:span text:style-name="T12">• Obje</text:span>ctEraser</text:p>
              </text:list-header>
            </text:list>
            <text:p text:style-name="Table_20_Contents">Example: <text:span text:style-name="T8">SOGoContactsDefaultRoles = </text:span><text:span text:style-name="T8">("ObjectEditor");</text:span></text:p>
            <text:p text:style-name="Table_20_Contents">Defaults to no role when unset.</text:p>
          </table:table-cell>
        </table:table-row>
        <table:table-row>
          <table:table-cell table:style-name="Table4.A2" office:value-type="string">
            <text:p text:style-name="P31">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4"><text:span text:style-name="Code_20__28_inline_29_">SOGoSuperUsernames = (&lt;username1&gt;[, &lt;username2&gt;, ...]);</text:span></text:p>
          </table:table-cell>
        </table:table-row>
        <table:table-row>
          <table:table-cell table:style-name="Table4.A2" office:value-type="string">
            <text:p text:style-name="P31">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list xml:id="list1613918619" text:continue-numbering="true" text:style-name="L10">
              <text:list-header>
                <text:p text:style-name="P62">• Braz<text:span text:style-name="T12">ilianPortuguese</text:span></text:p>
                <text:p text:style-name="P71">• Czech</text:p>
                <text:p text:style-name="P71">• Dutch</text:p>
                <text:p text:style-name="P72">• English</text:p>
                <text:p text:style-name="P72">• French</text:p>
                <text:p text:style-name="P72">• German</text:p>
                <text:p text:style-name="P72">• Hungarian</text:p>
              </text:list-header>
            </text:list>
            <text:list xml:id="list638348276" text:style-name="L10">
              <text:list-header>
                <text:p text:style-name="P71">• Italian</text:p>
                <text:p text:style-name="P71">• Russian</text:p>
                <text:p text:style-name="P71">• Spanish</text:p>
                <text:p text:style-name="P71">• Swedish</text:p>
                <text:p text:style-name="P62"><text:span text:style-name="T12">• Wel</text:span>sh</text:p>
              </text:list-header>
            </text:list>
          </table:table-cell>
        </table:table-row>
        <text:soft-page-break/>
        <table:table-row>
          <table:table-cell table:style-name="Table4.A2" office:value-type="string">
            <text:p text:style-name="P31">D</text:p>
          </table:table-cell>
          <table:table-cell table:style-name="Table4.B2" office:value-type="string">
            <text:p text:style-name="Table_20_Contents">SOGoNotifyOnPersonalModifications</text:p>
          </table:table-cell>
          <table:table-cell table:style-name="Table4.B2" office:value-type="string">
            <text:p text:style-name="Table_20_Contents">Parameter used to set whether SOGo sends or not email receipts when someone changes his/her own calendar. Possible values are :</text:p>
            <text:list xml:id="list1407816109" text:continue-list="list1613918619" text:style-name="L10">
              <text:list-header>
                <text:p text:style-name="P70">• YES – to send notifications</text:p>
                <text:p text:style-name="P70">•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1">D</text:p>
          </table:table-cell>
          <table:table-cell table:style-name="Table4.B2" office:value-type="string">
            <text:p text:style-name="Table_20_Contents">SOGoNotifyOnExternalModifications</text:p>
          </table:table-cell>
          <table:table-cell table:style-name="Table4.B2" office:value-type="string">
            <text:p text:style-name="Table_20_Contents">Parameter used to set whether SOGo sends or not email receipts when a modification is being done to his/her own calendar by someone else. Possible values are :</text:p>
            <text:list xml:id="list1334053150" text:continue-numbering="true" text:style-name="L10">
              <text:list-header>
                <text:p text:style-name="P70">• YES – to send notifications</text:p>
                <text:p text:style-name="P70">•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1">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1">D</text:p>
          </table:table-cell>
          <table:table-cell table:style-name="Table4.B2" office:value-type="string">
            <text:p text:style-name="Table_20_Contents">SOGoiPhoneForceAllDayTransparency</text:p>
          </table:table-cell>
          <table:table-cell table:style-name="Table4.B2" office:value-type="string">
            <text:p text:style-name="P35">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able:table-row>
          <table:table-cell table:style-name="Table4.A2" office:value-type="string">
            <text:p text:style-name="P31">S</text:p>
          </table:table-cell>
          <table:table-cell table:style-name="Table4.B2" office:value-type="string">
            <text:p text:style-name="Table_20_Contents">SOGoEnablePublicAccess</text:p>
          </table:table-cell>
          <table:table-cell table:style-name="Table4.B2" office:value-type="string">
            <text:p text:style-name="P35">Parameter used to allow or not your users to share publicly (ie., requiring not authentication) their calendars and address books.</text:p>
            <text:p text:style-name="P35">Possible values are :</text:p>
            <text:list xml:id="list698065556" text:continue-numbering="true" text:style-name="L10">
              <text:list-header>
                <text:p text:style-name="P70">• YES – to allow them</text:p>
                <text:p text:style-name="P70">• NO – to prevent them from doing so</text:p>
              </text:list-header>
            </text:list>
            <text:p text:style-name="P35">Defaults to <text:span text:style-name="T7">NO</text:span> when unset.</text:p>
          </table:table-cell>
        </table:table-row>
        <table:table-row>
          <table:table-cell table:style-name="Table4.A2" office:value-type="string">
            <text:p text:style-name="P31">S</text:p>
          </table:table-cell>
          <table:table-cell table:style-name="Table4.B2" office:value-type="string">
            <text:p text:style-name="Table_20_Contents">SOGoPasswordChangeEnabled</text:p>
          </table:table-cell>
          <table:table-cell table:style-name="Table4.B2" office:value-type="string">
            <text:p text:style-name="P35">Parameter used to allow or not users to change their passwords from SOGo.</text:p>
            <text:p text:style-name="P35">Possible values are :</text:p>
            <text:list xml:id="list1828167964" text:continue-numbering="true" text:style-name="L10">
              <text:list-header>
                <text:p text:style-name="P70">• YES – to allow them</text:p>
                <text:p text:style-name="P70">• NO – to prevent them from doing so</text:p>
              </text:list-header>
            </text:list>
            <text:p text:style-name="P35">Defaults to <text:span text:style-name="T7">NO</text:span> when unset.</text:p>
          </table:table-cell>
        </table:table-row>
        <table:table-row>
          <table:table-cell table:style-name="Table4.A2" office:value-type="string">
            <text:p text:style-name="P31">S</text:p>
          </table:table-cell>
          <table:table-cell table:style-name="Table4.B2" office:value-type="string">
            <text:p text:style-name="Table_20_Contents">SOGoSupportedLanguages</text:p>
          </table:table-cell>
          <table:table-cell table:style-name="Table4.B2" office:value-type="string">
            <text:p text:style-name="P35">Parameter used to configure which languages are available from SOGo's Web interface. Available languages are specified as an array of string. The default value is :</text:p>
            <text:p text:style-name="P36"><text:s/>( "Czech", "Welsh", "English", "Spanish", "French", "German", "Italian", "Hungarian", "Dutch", "BrazilianPortuguese", "Polish", "Russian", Ukrainian", "Swedish" )</text:p>
          </table:table-cell>
        </table:table-row>
        <text:soft-page-break/>
        <table:table-row>
          <table:table-cell table:style-name="Table4.A2" office:value-type="string">
            <text:p text:style-name="P31">D</text:p>
          </table:table-cell>
          <table:table-cell table:style-name="Table4.B2" office:value-type="string">
            <text:p text:style-name="Table_20_Contents">SOGoHideSystemEMail</text:p>
          </table:table-cell>
          <table:table-cell table:style-name="Table4.B2" office:value-type="string">
            <text:p text:style-name="Table_20_Contents"><text:span text:style-name="T5">Parameter used to control if SOGo should hide or not the system email address (UIDFieldName</text:span><text:span text:style-name="T10">@SOGoMailDomain</text:span><text:span text:style-name="T5">). This is currently limited to CalDAV (</text:span><text:span text:style-name="T6">calendar-user-address-set</text:span><text:span text:style-name="T5">).</text:span></text:p>
            <text:p text:style-name="P35">Defaults to <text:span text:style-name="T7">NO</text:span> when unset.</text:p>
          </table:table-cell>
        </table:table-row>
        <table:table-row>
          <table:table-cell table:style-name="Table4.A2" office:value-type="string">
            <text:p text:style-name="P31">D</text:p>
          </table:table-cell>
          <table:table-cell table:style-name="Table4.B2" office:value-type="string">
            <text:p text:style-name="Table_20_Contents">SOGoSearchMinimumWordLength</text:p>
          </table:table-cell>
          <table:table-cell table:style-name="Table4.B2"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17">rd</text:span> typed character.</text:p>
          </table:table-cell>
        </table:table-row>
      </table:table>
      <text:p text:style-name="Standard"/>
      <text:h text:style-name="P80" text:outline-level="2"><text:soft-page-break/>Authentication using LDAP</text:h>
      <text:p text:style-name="Standard">SOGo can use a LDAP server to authenticate users and, if desired, to provide global address books. SOGo can also use an SQL backend for this purpose (see the section <text:span text:style-name="T10">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text:span text:style-name="T1">IMAPHostFiel</text:span>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entries belonging to the organization <text:span text:style-name="T10">Inverse </text:span><text:span text:style-name="T9">with a </text:span><text:span text:style-name="T10">mail</text:span><text:span text:style-name="T9"> address and not </text:span><text:span text:style-name="T10">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text:soft-page-break/>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6">❏<text:tab/>group</text:p>
      <text:p text:style-name="P26">❏<text:tab/>groupOfNames</text:p>
      <text:p text:style-name="P26">❏<text:tab/>groupOfUniqueNames</text:p>
      <text:p text:style-name="P26">❏<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text:soft-page-break/>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31">D</text:p>
          </table:table-cell>
          <table:table-cell table:style-name="Table5.B1" office:value-type="string">
            <text:p text:style-name="Table_20_Contents">SOGoUserSources</text:p>
          </table:table-cell>
          <table:table-cell table:style-name="Table5.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31"/>
          </table:table-cell>
          <table:table-cell table:style-name="Table5.B2" office:value-type="string">
            <text:p text:style-name="P37">type</text:p>
          </table:table-cell>
          <table:table-cell table:style-name="Table5.B2" office:value-type="string">
            <text:p text:style-name="P44">the type of <text:span text:style-name="T12">this</text:span> user source, set to <text:span text:style-name="Code_20__28_inline_29_">ldap</text:span> for an LDAP source</text:p>
          </table:table-cell>
        </table:table-row>
        <table:table-row>
          <table:table-cell table:style-name="Table5.A2" office:value-type="string">
            <text:p text:style-name="P31"/>
          </table:table-cell>
          <table:table-cell table:style-name="Table5.B3" office:value-type="string">
            <text:p text:style-name="P37">id</text:p>
          </table:table-cell>
          <table:table-cell table:style-name="Table5.B3" office:value-type="string">
            <text:p text:style-name="P44">the identification name of the LDAP repository. This must be unique – even when using multiple domains.</text:p>
          </table:table-cell>
        </table:table-row>
        <table:table-row>
          <table:table-cell table:style-name="Table5.A2" office:value-type="string">
            <text:p text:style-name="P31"/>
          </table:table-cell>
          <table:table-cell table:style-name="Table5.B3" office:value-type="string">
            <text:p text:style-name="P37">CNFieldName</text:p>
          </table:table-cell>
          <table:table-cell table:style-name="Table5.B3" office:value-type="string">
            <text:p text:style-name="P44">the field that returns the complete name</text:p>
          </table:table-cell>
        </table:table-row>
        <table:table-row>
          <table:table-cell table:style-name="Table5.A2" office:value-type="string">
            <text:p text:style-name="P31"/>
          </table:table-cell>
          <table:table-cell table:style-name="Table5.B3" office:value-type="string">
            <text:p text:style-name="P37">IDFieldName</text:p>
          </table:table-cell>
          <table:table-cell table:style-name="Table5.B3" office:value-type="string">
            <text:p text:style-name="P44">the field that starts a user DN if bindFields is not used. This field must be unique across the entire SOGo domain</text:p>
          </table:table-cell>
        </table:table-row>
        <table:table-row>
          <table:table-cell table:style-name="Table5.A2" office:value-type="string">
            <text:p text:style-name="P31"/>
          </table:table-cell>
          <table:table-cell table:style-name="Table5.B3" office:value-type="string">
            <text:p text:style-name="P37">UIDFieldName</text:p>
          </table:table-cell>
          <table:table-cell table:style-name="Table5.B3" office:value-type="string">
            <text:p text:style-name="P45">the field that returns the login name</text:p>
          </table:table-cell>
        </table:table-row>
        <table:table-row>
          <table:table-cell table:style-name="Table5.A2" office:value-type="string">
            <text:p text:style-name="P31"/>
          </table:table-cell>
          <table:table-cell table:style-name="Table5.B3" office:value-type="string">
            <text:p text:style-name="P37">MailFieldNames</text:p>
          </table:table-cell>
          <table:table-cell table:style-name="Table5.B3" office:value-type="string">
            <text:p text:style-name="P45">an array of fields that returns the user's email addresses (defaults to <text:span text:style-name="Code_20__28_inline_29_">mail</text:span> when unset)</text:p>
          </table:table-cell>
        </table:table-row>
        <table:table-row>
          <table:table-cell table:style-name="Table5.A2" office:value-type="string">
            <text:p text:style-name="P31"/>
          </table:table-cell>
          <table:table-cell table:style-name="Table5.B3" office:value-type="string">
            <text:p text:style-name="P37">SearchFieldNames</text:p>
          </table:table-cell>
          <table:table-cell table:style-name="Table5.B3" office:value-type="string">
            <text:p text:style-name="P45">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ext:soft-page-break/>
        <table:table-row>
          <table:table-cell table:style-name="Table5.A2" office:value-type="string">
            <text:p text:style-name="P31"/>
          </table:table-cell>
          <table:table-cell table:style-name="Table5.B3" office:value-type="string">
            <text:p text:style-name="P37">IMAPHostFieldName (optional)</text:p>
          </table:table-cell>
          <table:table-cell table:style-name="Table5.B3" office:value-type="string">
            <text:p text:style-name="P45">the field that returns the IMAP hostname for the user</text:p>
          </table:table-cell>
        </table:table-row>
        <table:table-row>
          <table:table-cell table:style-name="Table5.A2" office:value-type="string">
            <text:p text:style-name="P31"/>
          </table:table-cell>
          <table:table-cell table:style-name="Table5.B3" office:value-type="string">
            <text:p text:style-name="P37">IMAPLoginFieldName (optional)</text:p>
          </table:table-cell>
          <table:table-cell table:style-name="Table5.B3" office:value-type="string">
            <text:p text:style-name="P45">the field that returns the IMAP login name for the user (defaults to the value of UIDFieldName when unset)</text:p>
          </table:table-cell>
        </table:table-row>
        <table:table-row>
          <table:table-cell table:style-name="Table5.A2" office:value-type="string">
            <text:p text:style-name="P31"/>
          </table:table-cell>
          <table:table-cell table:style-name="Table5.B3" office:value-type="string">
            <text:p text:style-name="P37">baseDN</text:p>
          </table:table-cell>
          <table:table-cell table:style-name="Table5.B3" office:value-type="string">
            <text:p text:style-name="P45">the base DN of your user entries</text:p>
          </table:table-cell>
        </table:table-row>
        <table:table-row>
          <table:table-cell table:style-name="Table5.A2" office:value-type="string">
            <text:p text:style-name="P31"/>
          </table:table-cell>
          <table:table-cell table:style-name="Table5.B3" office:value-type="string">
            <text:p text:style-name="P37">KindFieldName (optional)</text:p>
          </table:table-cell>
          <table:table-cell table:style-name="Table5.B3" office:value-type="string">
            <text:p text:style-name="P45">if set, SOGo will try to determine if the value of the field corresponds to either “group”, “location” or “thing”. If that's the case, SOGo will consider the returned entry to be a resource.</text:p>
            <text:p text:style-name="P45"/>
            <text:p text:style-name="P45">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31"/>
          </table:table-cell>
          <table:table-cell table:style-name="Table5.B3" office:value-type="string">
            <text:p text:style-name="P37">MultipleBookingsFieldName (optional)</text:p>
          </table:table-cell>
          <table:table-cell table:style-name="Table5.B3" office:value-type="string">
            <text:p text:style-name="P45">if set, SOGo will read the value of that field and prevent <text:s/>over-booking resources. If not set, 0 is considered, which means no limit.</text:p>
          </table:table-cell>
        </table:table-row>
        <table:table-row>
          <table:table-cell table:style-name="Table5.A2" office:value-type="string">
            <text:p text:style-name="P31"/>
          </table:table-cell>
          <table:table-cell table:style-name="Table5.B3" office:value-type="string">
            <text:p text:style-name="P37">filter (optional)</text:p>
          </table:table-cell>
          <table:table-cell table:style-name="Table5.B3" office:value-type="string">
            <text:p text:style-name="P45">the LDAP filter</text:p>
          </table:table-cell>
        </table:table-row>
        <table:table-row>
          <table:table-cell table:style-name="Table5.A2" office:value-type="string">
            <text:p text:style-name="P31"/>
          </table:table-cell>
          <table:table-cell table:style-name="Table5.B3" office:value-type="string">
            <text:p text:style-name="P37">scope (optional)</text:p>
          </table:table-cell>
          <table:table-cell table:style-name="Table5.B3" office:value-type="string">
            <text:p text:style-name="P45">either BASE, ONE or SUB</text:p>
          </table:table-cell>
        </table:table-row>
        <table:table-row>
          <table:table-cell table:style-name="Table5.A2" office:value-type="string">
            <text:p text:style-name="P31"/>
          </table:table-cell>
          <table:table-cell table:style-name="Table5.B3" office:value-type="string">
            <text:p text:style-name="P37">bindDN</text:p>
          </table:table-cell>
          <table:table-cell table:style-name="Table5.B3" office:value-type="string">
            <text:p text:style-name="P45">the DN of the login name to use for binding to your server</text:p>
          </table:table-cell>
        </table:table-row>
        <table:table-row>
          <table:table-cell table:style-name="Table5.A2" office:value-type="string">
            <text:p text:style-name="P31"/>
          </table:table-cell>
          <table:table-cell table:style-name="Table5.B3" office:value-type="string">
            <text:p text:style-name="P37">bindPassword</text:p>
          </table:table-cell>
          <table:table-cell table:style-name="Table5.B3" office:value-type="string">
            <text:p text:style-name="P45">its password</text:p>
          </table:table-cell>
        </table:table-row>
        <table:table-row>
          <table:table-cell table:style-name="Table5.A2" office:value-type="string">
            <text:p text:style-name="P31"/>
          </table:table-cell>
          <table:table-cell table:style-name="Table5.B3" office:value-type="string">
            <text:p text:style-name="P37">bindAsCurrentUser</text:p>
          </table:table-cell>
          <table:table-cell table:style-name="Table5.B3" office:value-type="string">
            <text:p text:style-name="P4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31"/>
          </table:table-cell>
          <table:table-cell table:style-name="Table5.B3" office:value-type="string">
            <text:p text:style-name="P37">bindFields (optional)</text:p>
          </table:table-cell>
          <table:table-cell table:style-name="Table5.B3" office:value-type="string">
            <text:p text:style-name="P45">an array of fields to use when doing indirect binds</text:p>
          </table:table-cell>
        </table:table-row>
        <table:table-row>
          <table:table-cell table:style-name="Table5.A2" office:value-type="string">
            <text:p text:style-name="P31"/>
          </table:table-cell>
          <table:table-cell table:style-name="Table5.B3" office:value-type="string">
            <text:p text:style-name="P37">hostname</text:p>
          </table:table-cell>
          <table:table-cell table:style-name="Table5.B3" office:value-type="string">
            <text:p text:style-name="P45">a space-delimited list of LDAP hostnames or LDAP URLs</text:p>
          </table:table-cell>
        </table:table-row>
        <table:table-row>
          <table:table-cell table:style-name="Table5.A2" office:value-type="string">
            <text:p text:style-name="P31"/>
          </table:table-cell>
          <table:table-cell table:style-name="Table5.B3" office:value-type="string">
            <text:p text:style-name="P37">port</text:p>
          </table:table-cell>
          <table:table-cell table:style-name="Table5.B3" office:value-type="string">
            <text:p text:style-name="P45">port number of the LDAP server</text:p>
          </table:table-cell>
        </table:table-row>
        <table:table-row>
          <table:table-cell table:style-name="Table5.A2" office:value-type="string">
            <text:p text:style-name="P31"/>
          </table:table-cell>
          <table:table-cell table:style-name="Table5.B3" office:value-type="string">
            <text:p text:style-name="P37">encryption (optional)</text:p>
          </table:table-cell>
          <table:table-cell table:style-name="Table5.B3" office:value-type="string">
            <text:p text:style-name="P45">either SSL or STARTTLS</text:p>
          </table:table-cell>
        </table:table-row>
        <table:table-row>
          <table:table-cell table:style-name="Table5.A2" office:value-type="string">
            <text:p text:style-name="P31"/>
          </table:table-cell>
          <table:table-cell table:style-name="Table5.B3" office:value-type="string">
            <text:p text:style-name="P37">userPasswordAlgorithm</text:p>
          </table:table-cell>
          <table:table-cell table:style-name="Table5.B3" office:value-type="string">
            <text:p text:style-name="P44"><text:span text:style-name="T13">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text:span><text:span text:style-name="T13">For a more detailed description see </text:span><text:a xlink:type="simple" xlink:href="http://wiki.dovecot.org/Authentication/PasswordSchemes"><text:span text:style-name="T13">http://wiki.dovecot.org/Authentication/PasswordSchemes</text:span></text:a><text:span text:style-name="T13">. <text:line-break/>Note that cram-md5 is not actually using cram-md5 (due to the lack of challange-response mechanism), its <text:line-break/>just saving the intermediate MD5 context as Dovecot stores in its database.</text:span></text:p>
          </table:table-cell>
        </table:table-row>
        <table:table-row>
          <table:table-cell table:style-name="Table5.A2" office:value-type="string">
            <text:p text:style-name="P31"/>
          </table:table-cell>
          <table:table-cell table:style-name="Table5.B3" office:value-type="string">
            <text:p text:style-name="P37">canAuthenticate</text:p>
          </table:table-cell>
          <table:table-cell table:style-name="Table5.B3" office:value-type="string">
            <text:p text:style-name="P45">If set to YES, this LDAP source is used for authentication</text:p>
          </table:table-cell>
        </table:table-row>
        <text:soft-page-break/>
        <table:table-row>
          <table:table-cell table:style-name="Table5.A2" office:value-type="string">
            <text:p text:style-name="P31"/>
          </table:table-cell>
          <table:table-cell table:style-name="Table5.B3" office:value-type="string">
            <text:p text:style-name="P37">passwordPolicy</text:p>
          </table:table-cell>
          <table:table-cell table:style-name="Table5.B3" office:value-type="string">
            <text:p text:style-name="P45">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31"/>
          </table:table-cell>
          <table:table-cell table:style-name="Table5.B3" office:value-type="string">
            <text:p text:style-name="P37">isAddressBook</text:p>
          </table:table-cell>
          <table:table-cell table:style-name="Table5.B3" office:value-type="string">
            <text:p text:style-name="P45">if set to YES, this LDAP source is used as a shared address book (with read-only access)</text:p>
          </table:table-cell>
        </table:table-row>
        <table:table-row>
          <table:table-cell table:style-name="Table5.A2" office:value-type="string">
            <text:p text:style-name="P31"/>
          </table:table-cell>
          <table:table-cell table:style-name="Table5.B3" office:value-type="string">
            <text:p text:style-name="P37">displayName (optional)</text:p>
          </table:table-cell>
          <table:table-cell table:style-name="Table5.B3" office:value-type="string">
            <text:p text:style-name="P45">if set as an address book, the human identification name of the LDAP repository</text:p>
          </table:table-cell>
        </table:table-row>
        <table:table-row>
          <table:table-cell table:style-name="Table5.A2" office:value-type="string">
            <text:p text:style-name="P31"/>
          </table:table-cell>
          <table:table-cell table:style-name="Table5.B3" office:value-type="string">
            <text:p text:style-name="P37">ModulesConstraints (optional)</text:p>
          </table:table-cell>
          <table:table-cell table:style-name="Table5.B3" office:value-type="string">
            <text:p text:style-name="P45">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tab/>};</text:p>
            <text:p text:style-name="P23">};</text:p>
          </table:table-cell>
        </table:table-row>
        <table:table-row>
          <table:table-cell table:style-name="Table5.A2" office:value-type="string">
            <text:p text:style-name="P31"/>
          </table:table-cell>
          <table:table-cell table:style-name="Table5.B3" office:value-type="string">
            <text:p text:style-name="P37">mapping</text:p>
          </table:table-cell>
          <table:table-cell table:style-name="Table5.B3" office:value-type="string">
            <text:p text:style-name="P45">a dictionary that maps contact fields, as defined by the inetOrgPerson and mozillaAbSchema schemas, to the fields in user by the active schemas of the LDAP source. Each entry must have a field name as key and an array of strings as value. This enables actual fields to be mapped one after another when fetching contact informations.</text:p>
          </table:table-cell>
        </table:table-row>
        <table:table-row>
          <table:table-cell table:style-name="Table5.A2" office:value-type="string">
            <text:p text:style-name="P31"/>
          </table:table-cell>
          <table:table-cell table:style-name="Table5.B3" office:value-type="string">
            <text:p text:style-name="P37">objectClasses</text:p>
          </table:table-cell>
          <table:table-cell table:style-name="Table5.B3" office:value-type="string">
            <text:p text:style-name="P45">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31"/>
          </table:table-cell>
          <table:table-cell table:style-name="Table5.B3" office:value-type="string">
            <text:p text:style-name="P37">modifiers</text:p>
          </table:table-cell>
          <table:table-cell table:style-name="Table5.B3" office:value-type="string">
            <text:p text:style-name="P45">a list (array) of usernames that are authorized to perform modifications to the address book defined by this LDAP source</text:p>
          </table:table-cell>
        </table:table-row>
        <table:table-row>
          <table:table-cell table:style-name="Table5.A2" office:value-type="string">
            <text:p text:style-name="P31"/>
          </table:table-cell>
          <table:table-cell table:style-name="Table5.B3" office:value-type="string">
            <text:p text:style-name="P37">abOU</text:p>
          </table:table-cell>
          <table:table-cell table:style-name="Table5.B3" office:value-type="string">
            <text:p text:style-name="P45">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
      <text:p text:style-name="P25">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8">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2">used</text:span> to specify an attribute that should appear in autocompletion of the web interface.</text:p>
          </table:table-cell>
        </table:table-row>
        <table:table-row>
          <table:table-cell table:style-name="Table6.A2" office:value-type="string">
            <text:p text:style-name="P31">D</text:p>
          </table:table-cell>
          <table:table-cell table:style-name="Table6.B2" office:value-type="string">
            <text:p text:style-name="Table_20_Contents">SOGoLDAPQueryLimit</text:p>
          </table:table-cell>
          <table:table-cell table:style-name="Table6.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31">D</text:p>
          </table:table-cell>
          <table:table-cell table:style-name="Table6.B3" office:value-type="string">
            <text:p text:style-name="Table_20_Contents">SOGoLDAPQueryTimeout</text:p>
          </table:table-cell>
          <table:table-cell table:style-name="Table6.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2136624837" text:style-name="L11">
        <text:list-header>
          <text:p text:style-name="P58">❏<text:tab/>givenName</text:p>
          <text:p text:style-name="P58">❏<text:tab/>cn</text:p>
          <text:p text:style-name="P58">❏<text:tab/>mail</text:p>
          <text:p text:style-name="P58">❏<text:tab/>sn</text:p>
          <text:p text:style-name="P55"/>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ext:soft-page-break/>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3">First, make sure that your PostgreSQL server has TCP/IP connections support enabled.</text:p>
      <text:p text:style-name="Standard">Create the database user and schema using the following commands :</text:p>
      <text:p text:style-name="Code"><text:soft-page-break/>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ext:soft-page-break/>
        <table:table-row>
          <table:table-cell table:style-name="Table7.A1" office:value-type="string">
            <text:p text:style-name="P31">D</text:p>
          </table:table-cell>
          <table:table-cell table:style-name="Table7.B1" office:value-type="string">
            <text:p text:style-name="Table_20_Contents">SOGoProfileURL</text:p>
          </table:table-cell>
          <table:table-cell table:style-name="Table7.B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31">D</text:p>
          </table:table-cell>
          <table:table-cell table:style-name="Table7.B2" office:value-type="string">
            <text:p text:style-name="Table_20_Contents">OCSFolderInfoURL</text:p>
          </table:table-cell>
          <table:table-cell table:style-name="Table7.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31">D</text:p>
          </table:table-cell>
          <table:table-cell table:style-name="Table7.B2" office:value-type="string">
            <text:p text:style-name="Table_20_Contents">OCSSessionsFolderURL</text:p>
          </table:table-cell>
          <table:table-cell table:style-name="Table7.B2" office:value-type="string">
            <text:p text:style-name="Table_20_Contents">Parameter used to set the database URL so that SOGo can store and retrieve secured user sessions information. <text:span text:style-name="T13">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31">D</text:p>
          </table:table-cell>
          <table:table-cell table:style-name="Table7.B2" office:value-type="string">
            <text:p text:style-name="Table_20_Contents">OCSEMailAlarmsFolderURL</text:p>
          </table:table-cell>
          <table:table-cell table:style-name="Table7.B2" office:value-type="string">
            <text:p text:style-name="P3"><text:span text:style-name="T13">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text:span><text:span text:style-name="Code_20__28_inline_29_">larms_folder</text:span></text:p>
            <text:p text:style-name="Table_20_Contents">See the “EMail reminders” section in this document for more information.</text:p>
          </table:table-cell>
        </table:table-row>
      </table:table>
      <text:p text:style-name="P13"/>
      <text:p text:style-name="Standard"><text:span text:style-name="T14">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Authentication using SQL</text:h>
      <text:p text:style-name="P13">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2">D</text:p>
          </table:table-cell>
          <table:table-cell table:style-name="Table8.B1" office:value-type="string">
            <text:p text:style-name="Table_20_Contents">SOGoUserSources</text:p>
          </table:table-cell>
          <table:table-cell table:style-name="Table8.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2"/>
          </table:table-cell>
          <table:table-cell table:style-name="Table8.B2" office:value-type="string">
            <text:p text:style-name="P37">type</text:p>
          </table:table-cell>
          <table:table-cell table:style-name="Table8.B2" office:value-type="string">
            <text:p text:style-name="P44">the type of <text:span text:style-name="T12">this</text:span> user source, set to <text:span text:style-name="Code_20__28_inline_29_">sql</text:span> for a SQL source</text:p>
          </table:table-cell>
        </table:table-row>
        <table:table-row table:style-name="Table8.1">
          <table:table-cell table:style-name="Table8.A2" office:value-type="string">
            <text:p text:style-name="P32"/>
          </table:table-cell>
          <table:table-cell table:style-name="Table8.B2" office:value-type="string">
            <text:p text:style-name="P37">id</text:p>
          </table:table-cell>
          <table:table-cell table:style-name="Table8.B2" office:value-type="string">
            <text:p text:style-name="P44">the identification name of the SQL repository. This must be unique – even when using multiple domains.</text:p>
          </table:table-cell>
        </table:table-row>
        <table:table-row table:style-name="Table8.1">
          <table:table-cell table:style-name="Table8.A2" office:value-type="string">
            <text:p text:style-name="P32"/>
          </table:table-cell>
          <table:table-cell table:style-name="Table8.B2" office:value-type="string">
            <text:p text:style-name="P37">viewURL</text:p>
          </table:table-cell>
          <table:table-cell table:style-name="Table8.B2" office:value-type="string">
            <text:p text:style-name="P42">database URL of the view used by SOGo. The view expects columns to be present. Required columns are :</text:p>
            <text:list xml:id="list966481505" text:continue-list="list1828167964" text:style-name="L10">
              <text:list-header>
                <text:p text:style-name="P75">• <text:span text:style-name="T8">c_uid</text:span> : will be used for authentication – it's a username or username@domain.tld</text:p>
                <text:p text:style-name="P75">• <text:span text:style-name="T8">c_name</text:span> : will be used to uniquely identify entries – which can be identical to c_uid </text:p>
                <text:p text:style-name="P75">• <text:span text:style-name="T8">c_password</text:span> : password of the user, plain text, crypt, md5 or sha encoded </text:p>
                <text:p text:style-name="P75">• <text:span text:style-name="T8">c_cn</text:span> : the user's common name</text:p>
                <text:p text:style-name="P75">• <text:span text:style-name="T8">mail</text:span> : the user's email address</text:p>
                <text:p text:style-name="P76">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ext:soft-page-break/>
        <table:table-row table:style-name="Table8.1">
          <table:table-cell table:style-name="Table8.A2" office:value-type="string">
            <text:p text:style-name="P32"/>
          </table:table-cell>
          <table:table-cell table:style-name="Table8.B2" office:value-type="string">
            <text:p text:style-name="P37">userPasswordAlgorithm</text:p>
          </table:table-cell>
          <table:table-cell table:style-name="Table8.B2" office:value-type="string">
            <text:p text:style-name="P44"><text:span text:style-name="T13">The default algorithm used for password encryption when 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13">. <text:line-break/>If no scheme is given, userPasswordAlgorithm is used instead. The schemes listed above follow the algorithms <text:line-break/>described in </text:span><text:a xlink:type="simple" xlink:href="http://wiki.dovecot.org/Authentication/PasswordSchemes"><text:span text:style-name="T13">http://wiki.dovecot.org/Authentication/PasswordSchemes</text:span></text:a><text:span text:style-name="T13">. <text:line-break/>Note that cram-md5 is not actually using cram-md5 (due to the lack of challange-response mechanism), its <text:line-break/>just saving the intermediate MD5 context as Dovecot stores in its database. </text:span></text:p>
          </table:table-cell>
        </table:table-row>
        <table:table-row table:style-name="Table8.1">
          <table:table-cell table:style-name="Table8.A2" office:value-type="string">
            <text:p text:style-name="P32"/>
          </table:table-cell>
          <table:table-cell table:style-name="Table8.B2" office:value-type="string">
            <text:p text:style-name="P37">prependEncryptionScheme </text:p>
          </table:table-cell>
          <table:table-cell table:style-name="Table8.B2" office:value-type="string">
            <text:p text:style-name="P44">The default behaviour is to store newly set passwords without the scheme (default: <text:span text:style-name="Code_20__28_inline_29_">prependEncryptionScheme = NO</text:span>) . <text:line-break/>This can be overridden by setting <text:span text:style-name="Code_20__28_inline_29_">prependEncryptionScheme</text:span> to <text:span text:style-name="Code_20__28_inline_29_">YES</text:span> and will result in passwords stored as <text:span text:style-name="T8">{scheme}encryptedPass</text:span>. </text:p>
          </table:table-cell>
        </table:table-row>
        <table:table-row table:style-name="Table8.1">
          <table:table-cell table:style-name="Table8.A2" office:value-type="string">
            <text:p text:style-name="P32"/>
          </table:table-cell>
          <table:table-cell table:style-name="Table8.B2" office:value-type="string">
            <text:p text:style-name="P37">canAuthenticate</text:p>
          </table:table-cell>
          <table:table-cell table:style-name="Table8.B2" office:value-type="string">
            <text:p text:style-name="P45">if set to <text:span text:style-name="Code_20__28_inline_29_">YES</text:span>, this SQL source is used for authentication</text:p>
          </table:table-cell>
        </table:table-row>
        <table:table-row table:style-name="Table8.1">
          <table:table-cell table:style-name="Table8.A8" office:value-type="string">
            <text:p text:style-name="P32"/>
          </table:table-cell>
          <table:table-cell table:style-name="Table8.B8" office:value-type="string">
            <text:p text:style-name="P29">isAddressBook</text:p>
          </table:table-cell>
          <table:table-cell table:style-name="Table8.B8" office:value-type="string">
            <text:p text:style-name="P46">if set to YES, this SQL source is used as a shared address book (with read-only access)</text:p>
          </table:table-cell>
        </table:table-row>
        <table:table-row table:style-name="Table8.1">
          <table:table-cell table:style-name="Table8.A8" office:value-type="string">
            <text:p text:style-name="P32"/>
          </table:table-cell>
          <table:table-cell table:style-name="Table8.B8" office:value-type="string">
            <text:p text:style-name="P29">authenticationFilter (optional)</text:p>
          </table:table-cell>
          <table:table-cell table:style-name="Table8.B8" office:value-type="string">
            <text:p text:style-name="P46">a filter that limits which users can authenticate from this source</text:p>
          </table:table-cell>
        </table:table-row>
        <table:table-row table:style-name="Table8.1">
          <table:table-cell table:style-name="Table8.A10" office:value-type="string">
            <text:p text:style-name="P31"/>
          </table:table-cell>
          <table:table-cell table:style-name="Table8.B8" office:value-type="string">
            <text:p text:style-name="P29">displayName (optional)</text:p>
          </table:table-cell>
          <table:table-cell table:style-name="Table8.B8" office:value-type="string">
            <text:p text:style-name="P46">if set as an address book, the human identification name of the SQL repository</text:p>
          </table:table-cell>
        </table:table-row>
        <table:table-row table:style-name="Table8.1">
          <table:table-cell table:style-name="Table8.A10" office:value-type="string">
            <text:p text:style-name="P32"/>
          </table:table-cell>
          <table:table-cell table:style-name="Table8.B8" office:value-type="string">
            <text:p text:style-name="P29">LoginFieldNames (optional)</text:p>
          </table:table-cell>
          <table:table-cell table:style-name="Table8.B8" office:value-type="string">
            <text:p text:style-name="P46">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0" office:value-type="string">
            <text:p text:style-name="P31"/>
          </table:table-cell>
          <table:table-cell table:style-name="Table8.B8" office:value-type="string">
            <text:p text:style-name="P29">MailFieldNames (optional)</text:p>
          </table:table-cell>
          <table:table-cell table:style-name="Table8.B8" office:value-type="string">
            <text:p text:style-name="P46">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0" office:value-type="string">
            <text:p text:style-name="P31"/>
          </table:table-cell>
          <table:table-cell table:style-name="Table8.B8" office:value-type="string">
            <text:p text:style-name="P29">IMAPHostFieldName (optional)</text:p>
          </table:table-cell>
          <table:table-cell table:style-name="Table8.B8" office:value-type="string">
            <text:p text:style-name="P46">the field that returns the IMAP hostname for the user</text:p>
          </table:table-cell>
        </table:table-row>
        <table:table-row table:style-name="Table8.1">
          <table:table-cell table:style-name="Table8.A10" office:value-type="string">
            <text:p text:style-name="P31"/>
          </table:table-cell>
          <table:table-cell table:style-name="Table8.B8" office:value-type="string">
            <text:p text:style-name="P37">IMAPLoginFieldName (optional)</text:p>
          </table:table-cell>
          <table:table-cell table:style-name="Table8.B8" office:value-type="string">
            <text:p text:style-name="P45">the field that returns the IMAP login name for the user (defaults to <text:span text:style-name="Code_20__28_inline_29_">c_uid</text:span> when unset)</text:p>
          </table:table-cell>
        </table:table-row>
        <table:table-row table:style-name="Table8.1">
          <table:table-cell table:style-name="Table8.A10" office:value-type="string">
            <text:p text:style-name="P31"/>
          </table:table-cell>
          <table:table-cell table:style-name="Table8.B8" office:value-type="string">
            <text:p text:style-name="P37">KindFieldName (optional)</text:p>
          </table:table-cell>
          <table:table-cell table:style-name="Table8.B8" office:value-type="string">
            <text:p text:style-name="P45">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0" office:value-type="string">
            <text:p text:style-name="P31"/>
          </table:table-cell>
          <table:table-cell table:style-name="Table8.B8" office:value-type="string">
            <text:p text:style-name="P37">MultipleBookingsFieldName (optional)</text:p>
          </table:table-cell>
          <table:table-cell table:style-name="Table8.B8" office:value-type="string">
            <text:p text:style-name="P45">if set, SOGo will read the value of that field and prevent <text:s/>over-booking resources. If not set, 0 is considered, which means no limit.</text:p>
          </table:table-cell>
        </table:table-row>
        <text:soft-page-break/>
        <table:table-row table:style-name="Table8.1">
          <table:table-cell table:style-name="Table8.A10" office:value-type="string">
            <text:p text:style-name="P31"/>
          </table:table-cell>
          <table:table-cell table:style-name="Table8.B8" office:value-type="string">
            <text:p text:style-name="P37">DomainFieldName (optional)</text:p>
          </table:table-cell>
          <table:table-cell table:style-name="Table8.B8" office:value-type="string">
            <text:p text:style-name="P45">If set, SOGo will use the value of that field as the domain associated to the user. See the “Multi-domains Configuration<text:span text:style-name="Emphasis">”</text:span> section in this document for more information.</text:p>
          </table:table-cell>
        </table:table-row>
      </table:table>
      <text:p text:style-name="P13"/>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7"><text:bookmark text:name="bugnotes"/><text:span text:style-name="T8">❏<text:tab/>c_uid</text:span> - will be used for authentication – <text:s/>it's the username or <text:a xlink:type="simple" xlink:href="mailto:username@domain.tld">username@domain.tld</text:a>)</text:p>
      <text:p text:style-name="P27"><text:span text:style-name="T8">❏<text:tab/>c_name</text:span> - which can be identical to c_uid – <text:s/>will be used to uniquely identify entries</text:p>
      <text:p text:style-name="P27"><text:span text:style-name="T8">❏<text:tab/>c_password</text:span> – password of the user, plain-text, md5 or sha encoded for now</text:p>
      <text:p text:style-name="P27"><text:span text:style-name="T8">❏<text:tab/>c_cn</text:span> - the user's common name – such as “John Doe”</text:p>
      <text:p text:style-name="P27"><text:span text:style-name="T8">❏<text:tab/>mail</text:span> – <text:s/>the user's mail address </text:p>
      <text:p text:style-name="P21">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3"/>
      <text:p text:style-name="Standard">The following table describes the parameters that were set :</text:p>
      <table:table table:name="Table9" table:style-name="Table9">
        <table:table-column table:style-name="Table9.A"/>
        <table:table-column table:style-name="Table9.B"/>
        <table:table-column table:style-name="Table9.C"/>
        <table:table-row>
          <table:table-cell table:style-name="Table9.A1" office:value-type="string">
            <text:p text:style-name="P31">D</text:p>
          </table:table-cell>
          <table:table-cell table:style-name="Table9.B1" office:value-type="string">
            <text:p text:style-name="Table_20_Contents">SOGoMailingMechanism</text:p>
          </table:table-cell>
          <table:table-cell table:style-name="Table9.B1" office:value-type="string">
            <text:p text:style-name="Table_20_Contents">Parameter used to set how SOGo sends mail messages. Possible values are :</text:p>
            <text:list xml:id="list1257971558" text:style-name="L12">
              <text:list-header>
                <text:p text:style-name="P73"><text:span text:style-name="Code_20__28_inline_29_">• sendmail</text:span> – to use the sendmail binary</text:p>
                <text:p text:style-name="P73"><text:span text:style-name="Code_20__28_inline_29_">• smtp</text:span> – to use the SMTP protocol</text:p>
              </text:list-header>
            </text:list>
          </table:table-cell>
        </table:table-row>
        <text:soft-page-break/>
        <table:table-row>
          <table:table-cell table:style-name="Table9.A2" office:value-type="string">
            <text:p text:style-name="P31">D</text:p>
          </table:table-cell>
          <table:table-cell table:style-name="Table9.B2" office:value-type="string">
            <text:p text:style-name="Table_20_Contents">SOGoSMTPServer</text:p>
          </table:table-cell>
          <table:table-cell table:style-name="Table9.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31">D</text:p>
          </table:table-cell>
          <table:table-cell table:style-name="Table9.B2" office:value-type="string">
            <text:p text:style-name="Table_20_Contents">SOGoSMTPAuthenticationType</text:p>
          </table:table-cell>
          <table:table-cell table:style-name="Table9.B2" office:value-type="string">
            <text:p text:style-name="Table_20_Contents">Activate SMTP authentication and specifies which type is in use. Current, only “PLAIN” is supported and other values will be ignored.</text:p>
          </table:table-cell>
        </table:table-row>
        <table:table-row>
          <table:table-cell table:style-name="Table9.A2" office:value-type="string">
            <text:p text:style-name="P31">S</text:p>
          </table:table-cell>
          <table:table-cell table:style-name="Table9.B2" office:value-type="string">
            <text:p text:style-name="Table_20_Contents">WOSendMail</text:p>
          </table:table-cell>
          <table:table-cell table:style-name="Table9.B2" office:value-type="string">
            <text:p text:style-name="Table_20_Contents">The path of the sendmail binary.<text:line-break/>Defaults to <text:span text:style-name="Code_20__28_inline_29_">/usr/lib/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10" table:style-name="Table10">
        <table:table-column table:style-name="Table10.A"/>
        <table:table-column table:style-name="Table10.B"/>
        <table:table-column table:style-name="Table10.C"/>
        <table:table-row>
          <table:table-cell table:style-name="Table10.A1" office:value-type="string">
            <text:p text:style-name="P31">U</text:p>
          </table:table-cell>
          <table:table-cell table:style-name="Table10.B1" office:value-type="string">
            <text:p text:style-name="Table_20_Contents">SOGoDraftsFolderName</text:p>
          </table:table-cell>
          <table:table-cell table:style-name="Table10.B1"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31">U</text:p>
          </table:table-cell>
          <table:table-cell table:style-name="Table10.B2" office:value-type="string">
            <text:p text:style-name="Table_20_Contents">SOGoSentFolderName</text:p>
          </table:table-cell>
          <table:table-cell table:style-name="Table10.B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15">For example :</text:span><text:span text:style-name="T8"> </text:span><text:span text:style-name="Code_20__28_inline_29_">INBOX/Sent</text:span></text:p>
          </table:table-cell>
        </table:table-row>
        <table:table-row>
          <table:table-cell table:style-name="Table10.A1" office:value-type="string">
            <text:p text:style-name="P31">U</text:p>
          </table:table-cell>
          <table:table-cell table:style-name="Table10.B1" office:value-type="string">
            <text:p text:style-name="Table_20_Contents">SOGoTrashFolderName</text:p>
          </table:table-cell>
          <table:table-cell table:style-name="Table10.B1"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31">D</text:p>
          </table:table-cell>
          <table:table-cell table:style-name="Table10.B1" office:value-type="string">
            <text:p text:style-name="Table_20_Contents">SOGoIMAPServer</text:p>
          </table:table-cell>
          <table:table-cell table:style-name="Table10.B1" office:value-type="string">
            <text:p text:style-name="Table_20_Contents">Parameter used to set the DNS name or IP address of the IMAP server used by SOGo. You can also use SSL or TLS by providing a value using an URL, such as :</text:p>
            <text:list xml:id="list925119126" text:style-name="L10">
              <text:list-header>
                <text:p text:style-name="P62">•<text:span text:style-name="Code_20__28_inline_29_"> imaps:</text:span><text:span text:style-name="Code_20__28_inline_29_"><text:span text:style-name="T16">//localhost:993</text:span></text:span></text:p>
                <text:p text:style-name="P62"><text:span text:style-name="T12">•</text:span><text:span text:style-name="Code_20__28_inline_29_"> </text:span><text:span text:style-name="Code_20__28_inline_29_"><text:span text:style-name="T16">imaps:</text:span></text:span><text:span text:style-name="Code_20__28_inline_29_">//localhost:143/?tls=YES</text:span></text:p>
              </text:list-header>
            </text:list>
          </table:table-cell>
        </table:table-row>
        <text:soft-page-break/>
        <table:table-row>
          <table:table-cell table:style-name="Table10.A5" office:value-type="string">
            <text:p text:style-name="P31">D</text:p>
          </table:table-cell>
          <table:table-cell table:style-name="Table10.B5" office:value-type="string">
            <text:p text:style-name="Table_20_Contents">SOGoSieveServer</text:p>
          </table:table-cell>
          <table:table-cell table:style-name="Table10.B5" office:value-type="string">
            <text:p text:style-name="Table_20_Contents">Parameter used to set the DNS name or IP address of the Sieve (managesieve) server used by SOGo. You must use an URL such as:</text:p>
            <text:list xml:id="list1231880460" text:continue-numbering="true" text:style-name="L10">
              <text:list-header>
                <text:p text:style-name="P62">•<text:span text:style-name="Code_20__28_inline_29_"> sie</text:span><text:span text:style-name="Code_20__28_inline_29_"><text:span text:style-name="T16">ve://localhost</text:span></text:span></text:p>
                <text:p text:style-name="P62"><text:span text:style-name="T12">•</text:span><text:span text:style-name="Code_20__28_inline_29_"> </text:span><text:span text:style-name="Code_20__28_inline_29_"><text:span text:style-name="T16">sieve://localhost:2000</text:span></text:span></text:p>
                <text:p text:style-name="P62"><text:span text:style-name="T12">•</text:span><text:span text:style-name="Code_20__28_inline_29_"> </text:span><text:span text:style-name="Code_20__28_inline_29_"><text:span text:style-name="T16">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31">U</text:p>
          </table:table-cell>
          <table:table-cell table:style-name="Table10.B5" office:value-type="string">
            <text:p text:style-name="Table_20_Contents">SOGoMailShowSubscribedFoldersOnly</text:p>
          </table:table-cell>
          <table:table-cell table:style-name="Table10.B5" office:value-type="string">
            <text:p text:style-name="Table_20_Contents">Parameter used to specify if the Web interface should only show subscribed IMAP folders. Possible values are :</text:p>
            <text:list xml:id="list1468582326" text:continue-numbering="true" text:style-name="L10">
              <text:list-header>
                <text:p text:style-name="P70">• YES</text:p>
                <text:p text:style-name="P70">• NO</text:p>
                <text:p text:style-name="P74">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5" office:value-type="string">
            <text:p text:style-name="Table_20_Contents">SOGoIMAPAclStyle</text:p>
          </table:table-cell>
          <table:table-cell table:style-name="Table10.B5" office:value-type="string">
            <text:list xml:id="list429646297" text:continue-list="list1415684101" text:style-name="L12">
              <text:list-header>
                <text:p text:style-name="P73">Parameter used to specify which RFC the IMAP server implements with respect to ACLs. Possible values are :</text:p>
              </text:list-header>
            </text:list>
            <text:list xml:id="list221340651" text:continue-list="list1468582326" text:style-name="L10">
              <text:list-header>
                <text:p text:style-name="P62">•<text:span text:style-name="Code_20__28_inline_29_"> </text:span><text:span text:style-name="Code_20__28_inline_29_"><text:span text:style-name="T16">rfc2086</text:span></text:span></text:p>
                <text:p text:style-name="P62"><text:span text:style-name="T12">•</text:span><text:span text:style-name="Code_20__28_inline_29_"> </text:span><text:span text:style-name="Code_20__28_inline_29_"><text:span text:style-name="T16">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31">D</text:p>
          </table:table-cell>
          <table:table-cell table:style-name="Table10.B5" office:value-type="string">
            <text:p text:style-name="Table_20_Contents">SOGoIMAPAclConformsToIMAPExt</text:p>
          </table:table-cell>
          <table:table-cell table:style-name="Table10.B5" office:value-type="string">
            <text:p text:style-name="Table_20_Contents">Parameter used to specify if the IMAP server implements the Internet Message Access Protocol Extension. Possible values are :</text:p>
            <text:list xml:id="list1025629256" text:style-name="L10">
              <text:list-header>
                <text:p text:style-name="P70">• YES</text:p>
                <text:p text:style-name="P70">• NO</text:p>
                <text:p text:style-name="P70">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5" office:value-type="string">
            <text:p text:style-name="Table_20_Contents">SOGoForceIMAPLoginWithEmail</text:p>
          </table:table-cell>
          <table:table-cell table:style-name="Table10.B5" office:value-type="string">
            <text:p text:style-name="Table_20_Contents">Parameter used to specify if, when logging in to the IMAP server, the primary email address of the user will be used instead of the username. Possible values are :</text:p>
            <text:list xml:id="list1774176586" text:continue-numbering="true" text:style-name="L10">
              <text:list-header>
                <text:p text:style-name="P70">• YES</text:p>
                <text:p text:style-name="P70">• NO</text:p>
                <text:p text:style-name="P70">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5" office:value-type="string">
            <text:p text:style-name="Table_20_Contents">SOGoMailSpoolPath</text:p>
          </table:table-cell>
          <table:table-cell table:style-name="Table10.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10.A5" office:value-type="string">
            <text:p text:style-name="P31">S</text:p>
          </table:table-cell>
          <table:table-cell table:style-name="Table10.B5" office:value-type="string">
            <text:p text:style-name="Table_20_Contents">NGImap4ConnectionStringSeparator</text:p>
          </table:table-cell>
          <table:table-cell table:style-name="Table10.B5"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31">D</text:p>
          </table:table-cell>
          <table:table-cell table:style-name="Table10.B5" office:value-type="string">
            <text:p text:style-name="P3"><text:bookmark text:name="bugnotes2"/><text:bookmark text:name="bugnotes1"/>NGImap4ConnectionGroupPrefix</text:p>
            <text:p text:style-name="Table_20_Contents"/>
          </table:table-cell>
          <table:table-cell table:style-name="Table10.B5" office:value-type="string">
            <text:p text:style-name="P3"><text:bookmark text:name="bugnotes4"/><text:bookmark text:name="bugnotes3"/>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31">S</text:p>
          </table:table-cell>
          <table:table-cell table:style-name="Table11.B1" office:value-type="string">
            <text:p text:style-name="Table_20_Contents">SOGoPageTitle</text:p>
          </table:table-cell>
          <table:table-cell table:style-name="Table11.B1"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31">U</text:p>
          </table:table-cell>
          <table:table-cell table:style-name="Table11.B2" office:value-type="string">
            <text:p text:style-name="Table_20_Contents">SOGoLoginModule</text:p>
          </table:table-cell>
          <table:table-cell table:style-name="Table11.B2" office:value-type="string">
            <text:p text:style-name="Table_20_Contents">Parameter used to specify which module to show after login. Possible values are :</text:p>
            <text:list xml:id="list1918974140" text:continue-numbering="true" text:style-name="L10">
              <text:list-header>
                <text:p text:style-name="P62">•<text:span text:style-name="Code_20__28_inline_29_"> Cal</text:span><text:span text:style-name="Code_20__28_inline_29_"><text:span text:style-name="T16">endar</text:span></text:span></text:p>
                <text:p text:style-name="P62"><text:span text:style-name="T16">•</text:span><text:span text:style-name="Code_20__28_inline_29_"><text:span text:style-name="T16"> Mail</text:span></text:span></text:p>
                <text:p text:style-name="P62"><text:span text:style-name="T16">•</text:span><text:span text:style-name="Code_20__28_inline_29_"><text:span text:style-name="T16">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3">S</text:p>
          </table:table-cell>
          <table:table-cell table:style-name="Table11.B2" office:value-type="string">
            <text:p text:style-name="P39">SOGoFaviconRelativeURL</text:p>
          </table:table-cell>
          <table:table-cell table:style-name="Table11.B2" office:value-type="string">
            <text:p text:style-name="Table_20_Contents"><text:span text:style-name="T11">Parameter used to specify the relative URL of the site favion.<text:line-break/>When unset, defaults to the file </text:span><text:span text:style-name="Code_20__28_inline_29_"><text:span text:style-name="T11">sogo.ico</text:span></text:span><text:span text:style-name="T11"> under </text:span><text:span text:style-name="T11">the default web resources directory.</text:span></text:p>
          </table:table-cell>
        </table:table-row>
        <table:table-row table:style-name="Table11.4">
          <table:table-cell table:style-name="Table11.A4" office:value-type="string">
            <text:p text:style-name="P33">S</text:p>
          </table:table-cell>
          <table:table-cell table:style-name="Table11.B4" office:value-type="string">
            <text:p text:style-name="P39">SOGoZipPath</text:p>
          </table:table-cell>
          <table:table-cell table:style-name="Table11.C4" office:value-type="string">
            <text:p text:style-name="Table_20_Contents"><text:span text:style-name="T11">Parameter used to specify the path of the zip binary used to archive messages. Defaults to </text:span><text:span text:style-name="Code_20__28_inline_29_"><text:span text:style-name="T11">/usr/bin/zip w</text:span></text:span><text:span text:style-name="T11">hen unset.</text:span></text:p>
          </table:table-cell>
        </table:table-row>
        <table:table-row table:style-name="Table11.4">
          <table:table-cell table:style-name="Table11.A5" office:value-type="string">
            <text:p text:style-name="P31">D</text:p>
          </table:table-cell>
          <table:table-cell table:style-name="Table11.B5" office:value-type="string">
            <text:p text:style-name="Table_20_Contents">SOGoSoftQuotaRatio</text:p>
          </table:table-cell>
          <table:table-cell table:style-name="Table1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31">U</text:p>
          </table:table-cell>
          <table:table-cell table:style-name="Table11.B1" office:value-type="string">
            <text:p text:style-name="Table_20_Contents">SOGoMailUseOutlookStyleReplies<text:line-break/>(not currently editable in Web interface)</text:p>
          </table:table-cell>
          <table:table-cell table:style-name="Table11.B2" office:value-type="string">
            <text:p text:style-name="Table_20_Contents">Parameter used to set if email replies should use Outlook's style. Defaults to NO when unset.</text:p>
          </table:table-cell>
        </table:table-row>
        <table:table-row>
          <table:table-cell table:style-name="Table11.A2" office:value-type="string">
            <text:p text:style-name="P31">U</text:p>
          </table:table-cell>
          <table:table-cell table:style-name="Table11.B2" office:value-type="string">
            <text:p text:style-name="Table_20_Contents">SOGoMailListViewColumnsOrder<text:line-break/>(not currently editable in Web interface)</text:p>
          </table:table-cell>
          <table:table-cell table:style-name="Table1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Subject, Unread, Date, Size);</text:span></text:p>
          </table:table-cell>
        </table:table-row>
        <table:table-row>
          <table:table-cell table:style-name="Table11.A2" office:value-type="string">
            <text:p text:style-name="P31">D</text:p>
          </table:table-cell>
          <table:table-cell table:style-name="Table11.B2" office:value-type="string">
            <text:p text:style-name="Table_20_Contents">SOGoVacationEnabled</text:p>
          </table:table-cell>
          <table:table-cell table:style-name="Table11.B2"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0">Cronjob</text:span> — Vacation messages expiration”<text:span text:style-name="T9"> section below for details.</text:span></text:p>
          </table:table-cell>
        </table:table-row>
        <text:soft-page-break/>
        <table:table-row>
          <table:table-cell table:style-name="Table11.A2" office:value-type="string">
            <text:p text:style-name="P31">D</text:p>
          </table:table-cell>
          <table:table-cell table:style-name="Table11.B2" office:value-type="string">
            <text:p text:style-name="Table_20_Contents">SOGoForwardEnabled</text:p>
          </table:table-cell>
          <table:table-cell table:style-name="Table1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31">D</text:p>
          </table:table-cell>
          <table:table-cell table:style-name="Table11.B2" office:value-type="string">
            <text:p text:style-name="Table_20_Contents">SOGoSieveScriptsEnabled</text:p>
          </table:table-cell>
          <table:table-cell table:style-name="Table1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31">D</text:p>
          </table:table-cell>
          <table:table-cell table:style-name="Table11.B2" office:value-type="string">
            <text:p text:style-name="Table_20_Contents">SOGoMailPollingIntervals</text:p>
          </table:table-cell>
          <table:table-cell table:style-name="Table11.B2" office:value-type="string">
            <text:p text:style-name="Table_20_Contents">Parameter used to define the mail polling intervals (in minutes) available to the user. The parameter is an array that can contain the following numbers:</text:p>
            <text:list xml:id="list285008520" text:continue-list="list429646297" text:style-name="L12">
              <text:list-header>
                <text:p text:style-name="P73">•<text:span text:style-name="Code_20__28_inline_29_"> 1</text:span></text:p>
                <text:p text:style-name="P73">•<text:span text:style-name="Code_20__28_inline_29_"> 2</text:span></text:p>
                <text:p text:style-name="P73">•<text:span text:style-name="Code_20__28_inline_29_"> 5</text:span></text:p>
                <text:p text:style-name="P73">•<text:span text:style-name="Code_20__28_inline_29_"> 10</text:span></text:p>
                <text:p text:style-name="P73">•<text:span text:style-name="Code_20__28_inline_29_"> 20</text:span></text:p>
                <text:p text:style-name="P73">•<text:span text:style-name="Code_20__28_inline_29_"> 30</text:span></text:p>
                <text:p text:style-name="P73">•<text:span text:style-name="Code_20__28_inline_29_"> 60</text:span></text:p>
                <text:p text:style-name="P73">Defaults to the list above when unset.</text:p>
              </text:list-header>
            </text:list>
          </table:table-cell>
        </table:table-row>
        <table:table-row>
          <table:table-cell table:style-name="Table11.A2" office:value-type="string">
            <text:p text:style-name="P31">U</text:p>
          </table:table-cell>
          <table:table-cell table:style-name="Table11.B2" office:value-type="string">
            <text:p text:style-name="Table_20_Contents">SOGoMailMessageCheck</text:p>
          </table:table-cell>
          <table:table-cell table:style-name="Table11.B2" office:value-type="string">
            <text:p text:style-name="Table_20_Contents">Parameter used to define the mail polling interval at which the IMAP server is queried for new messages. Possible values are :</text:p>
            <text:list xml:id="list245711016" text:continue-numbering="true" text:style-name="L12">
              <text:list-header>
                <text:p text:style-name="P73">•<text:span text:style-name="Code_20__28_inline_29_"> manually</text:span></text:p>
                <text:p text:style-name="P73">•<text:span text:style-name="Code_20__28_inline_29_"> every_minute</text:span></text:p>
                <text:p text:style-name="P73">•<text:span text:style-name="Code_20__28_inline_29_"> every_2_minutes</text:span></text:p>
                <text:p text:style-name="P73">•<text:span text:style-name="Code_20__28_inline_29_"> every_5_minutes</text:span></text:p>
                <text:p text:style-name="P73">•<text:span text:style-name="Code_20__28_inline_29_"> every_10_minutes</text:span></text:p>
                <text:p text:style-name="P73">•<text:span text:style-name="Code_20__28_inline_29_"> every_20_minutes</text:span></text:p>
                <text:p text:style-name="P73">•<text:span text:style-name="Code_20__28_inline_29_"> every_30_minutes</text:span></text:p>
                <text:p text:style-name="P73">•<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31">D</text:p>
          </table:table-cell>
          <table:table-cell table:style-name="Table11.B2" office:value-type="string">
            <text:p text:style-name="P40">SOGoMailAuxiliaryUserAccountsEnabled</text:p>
          </table:table-cell>
          <table:table-cell table:style-name="Table1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31">U</text:p>
          </table:table-cell>
          <table:table-cell table:style-name="Table11.B2" office:value-type="string">
            <text:p text:style-name="P40">SOGoDefaultCalendar</text:p>
          </table:table-cell>
          <table:table-cell table:style-name="Table11.B2" office:value-type="string">
            <text:p text:style-name="Table_20_Contents">Parameter used to specify which calendar is used when creating an event or a task. Possible values are :</text:p>
            <text:list xml:id="list1197524564" text:continue-numbering="true" text:style-name="L12">
              <text:list-header>
                <text:p text:style-name="P63">•<text:span text:style-name="Code_20__28_inline_29_"> s</text:span><text:span text:style-name="Code_20__28_inline_29_"><text:span text:style-name="T16">elected</text:span></text:span></text:p>
                <text:p text:style-name="P63"><text:span text:style-name="T16">•</text:span><text:span text:style-name="Code_20__28_inline_29_"><text:span text:style-name="T16"> personal</text:span></text:span></text:p>
                <text:p text:style-name="P63"><text:span text:style-name="T16">•</text:span><text:span text:style-name="Code_20__28_inline_29_"><text:span text:style-name="T16"> f</text:span></text:span><text:span text:style-name="Code_20__28_inline_29_">irst</text:span></text:p>
              </text:list-header>
            </text:list>
            <text:p text:style-name="Table_20_Contents">Defaults to <text:span text:style-name="Code_20__28_inline_29_">selected</text:span> when unset.</text:p>
          </table:table-cell>
        </table:table-row>
        <text:soft-page-break/>
        <table:table-row>
          <table:table-cell table:style-name="Table11.A2" office:value-type="string">
            <text:p text:style-name="P31">U</text:p>
          </table:table-cell>
          <table:table-cell table:style-name="Table11.B2" office:value-type="string">
            <text:p text:style-name="Table_20_Contents">SOGoDayStartTime</text:p>
          </table:table-cell>
          <table:table-cell table:style-name="Table11.B2"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31">U</text:p>
          </table:table-cell>
          <table:table-cell table:style-name="Table11.B2" office:value-type="string">
            <text:p text:style-name="Table_20_Contents">SOGoDayEndTime</text:p>
          </table:table-cell>
          <table:table-cell table:style-name="Table11.B2"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31">U</text:p>
          </table:table-cell>
          <table:table-cell table:style-name="Table11.B2" office:value-type="string">
            <text:p text:style-name="Table_20_Contents">SOGoFirstDayOfWeek</text:p>
          </table:table-cell>
          <table:table-cell table:style-name="Table1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31">U</text:p>
          </table:table-cell>
          <table:table-cell table:style-name="Table11.B2" office:value-type="string">
            <text:p text:style-name="Table_20_Contents">SOGoFirstWeekOfYear</text:p>
          </table:table-cell>
          <table:table-cell table:style-name="Table11.B2" office:value-type="string">
            <text:p text:style-name="Table_20_Contents">Parameter used to defined how is identified the first week of the year. Possible values are :</text:p>
            <text:list xml:id="list1722139297" text:continue-numbering="true" text:style-name="L12">
              <text:list-header>
                <text:p text:style-name="P63">•<text:span text:style-name="Code_20__28_inline_29_"> Jan</text:span><text:span text:style-name="Code_20__28_inline_29_"><text:span text:style-name="T16">uary1</text:span></text:span></text:p>
                <text:p text:style-name="P63"><text:span text:style-name="T16">•</text:span><text:span text:style-name="Code_20__28_inline_29_"><text:span text:style-name="T16"> First4DayWeek</text:span></text:span></text:p>
                <text:p text:style-name="P63"><text:span text:style-name="T16">•</text:span><text:span text:style-name="Code_20__28_inline_29_"><text:span text:style-name="T16">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31">U</text:p>
          </table:table-cell>
          <table:table-cell table:style-name="Table11.B2" office:value-type="string">
            <text:p text:style-name="Table_20_Contents">SOGoTimeFormat</text:p>
          </table:table-cell>
          <table:table-cell table:style-name="Table11.B2" office:value-type="string">
            <text:p text:style-name="Table_20_Contents">The format used to display time in the timeline of the day and week views. Please refer to the documentation for the <text:span text:style-name="T10">date</text:span> command or the <text:span text:style-name="T10">strftime</text:span><text:span text:style-name="T9"> C function for the list of available format sequence.</text:span></text:p>
            <text:p text:style-name="Table_20_Contents">Defaults to <text:span text:style-name="Code_20__28_inline_29_">%H:%M</text:span>.</text:p>
          </table:table-cell>
        </table:table-row>
        <table:table-row>
          <table:table-cell table:style-name="Table11.A2" office:value-type="string">
            <text:p text:style-name="P31">U</text:p>
          </table:table-cell>
          <table:table-cell table:style-name="Table11.B2" office:value-type="string">
            <text:p text:style-name="Table_20_Contents">SOGoCalendarCategories</text:p>
          </table:table-cell>
          <table:table-cell table:style-name="Table1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31">U</text:p>
          </table:table-cell>
          <table:table-cell table:style-name="Table11.B2" office:value-type="string">
            <text:p text:style-name="Table_20_Contents">SOGoCalendarDefaultCategoryColor</text:p>
          </table:table-cell>
          <table:table-cell table:style-name="Table1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31">U</text:p>
          </table:table-cell>
          <table:table-cell table:style-name="Table11.B2" office:value-type="string">
            <text:p text:style-name="Table_20_Contents">SOGoCalendarEventsDefaultClassification</text:p>
          </table:table-cell>
          <table:table-cell table:style-name="Table11.B2"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1">U</text:p>
          </table:table-cell>
          <table:table-cell table:style-name="Table11.B2" office:value-type="string">
            <text:p text:style-name="Table_20_Contents">SOGoCalendarTasksDefaultClassification</text:p>
          </table:table-cell>
          <table:table-cell table:style-name="Table11.B2"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1">D</text:p>
          </table:table-cell>
          <table:table-cell table:style-name="Table11.B2" office:value-type="string">
            <text:p text:style-name="Table_20_Contents">SOGoFreeBusyDefaultInterval</text:p>
          </table:table-cell>
          <table:table-cell table:style-name="Table1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ext:soft-page-break/>
        <table:table-row>
          <table:table-cell table:style-name="Table11.A2" office:value-type="string">
            <text:p text:style-name="P31">U</text:p>
          </table:table-cell>
          <table:table-cell table:style-name="Table11.B2" office:value-type="string">
            <text:p text:style-name="Table_20_Contents">SOGoBusyOffHours</text:p>
          </table:table-cell>
          <table:table-cell table:style-name="Table11.B2"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31">U</text:p>
          </table:table-cell>
          <table:table-cell table:style-name="Table11.B2" office:value-type="string">
            <text:p text:style-name="Table_20_Contents">SOGoMailMessageForwarding</text:p>
          </table:table-cell>
          <table:table-cell table:style-name="Table11.B2" office:value-type="string">
            <text:p text:style-name="Table_20_Contents">The method the message is to be forwarded. Possible values are :</text:p>
            <text:list xml:id="list1354102246" text:continue-numbering="true" text:style-name="L12">
              <text:list-header>
                <text:p text:style-name="P63">•<text:span text:style-name="Code_20__28_inline_29_"> inl</text:span><text:span text:style-name="Code_20__28_inline_29_"><text:span text:style-name="T16">ine</text:span></text:span></text:p>
                <text:p text:style-name="P63"><text:span text:style-name="T16">•</text:span><text:span text:style-name="Code_20__28_inline_29_"><text:span text:style-name="T16">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31">U</text:p>
          </table:table-cell>
          <table:table-cell table:style-name="Table11.B2" office:value-type="string">
            <text:p text:style-name="Table_20_Contents">SOGoMailCustomFullName</text:p>
          </table:table-cell>
          <table:table-cell table:style-name="Table11.B2"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31">U</text:p>
          </table:table-cell>
          <table:table-cell table:style-name="Table11.B2" office:value-type="string">
            <text:p text:style-name="Table_20_Contents">SOGoMailCustomEmail</text:p>
          </table:table-cell>
          <table:table-cell table:style-name="Table11.B2"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31">U</text:p>
          </table:table-cell>
          <table:table-cell table:style-name="Table11.B2" office:value-type="string">
            <text:p text:style-name="Table_20_Contents">SOGoMailReplyPlacement</text:p>
          </table:table-cell>
          <table:table-cell table:style-name="Table11.B2" office:value-type="string">
            <text:p text:style-name="Table_20_Contents">The reply placement with respect to the quoted message. Possible values are :</text:p>
            <text:list xml:id="list508289449" text:continue-numbering="true" text:style-name="L12">
              <text:list-header>
                <text:p text:style-name="P63">•<text:span text:style-name="Code_20__28_inline_29_"> a</text:span><text:span text:style-name="Code_20__28_inline_29_"><text:span text:style-name="T16">bove</text:span></text:span></text:p>
                <text:p text:style-name="P63"><text:span text:style-name="T16">•</text:span><text:span text:style-name="Code_20__28_inline_29_"><text:span text:style-name="T16">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31">U</text:p>
          </table:table-cell>
          <table:table-cell table:style-name="Table11.B2" office:value-type="string">
            <text:p text:style-name="Table_20_Contents">SOGoMailReplyTo</text:p>
          </table:table-cell>
          <table:table-cell table:style-name="Table11.B2"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31">U</text:p>
          </table:table-cell>
          <table:table-cell table:style-name="Table11.B2" office:value-type="string">
            <text:p text:style-name="Table_20_Contents">SOGoMailSignaturePlacement</text:p>
          </table:table-cell>
          <table:table-cell table:style-name="Table11.B2" office:value-type="string">
            <text:p text:style-name="Table_20_Contents">The placement of the signature with respect to the quoted message. Possible values are :</text:p>
            <text:list xml:id="list1274353410" text:continue-numbering="true" text:style-name="L12">
              <text:list-header>
                <text:p text:style-name="P63">•<text:span text:style-name="Code_20__28_inline_29_"> abov</text:span><text:span text:style-name="Code_20__28_inline_29_"><text:span text:style-name="T16">e</text:span></text:span></text:p>
                <text:p text:style-name="P63"><text:span text:style-name="T16">•</text:span><text:span text:style-name="Code_20__28_inline_29_"><text:span text:style-name="T16">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31">U</text:p>
          </table:table-cell>
          <table:table-cell table:style-name="Table11.B2" office:value-type="string">
            <text:p text:style-name="Table_20_Contents">SOGoMailComposeMessageType</text:p>
          </table:table-cell>
          <table:table-cell table:style-name="Table11.B2" office:value-type="string">
            <text:p text:style-name="Table_20_Contents">The message composition format. Possible values are :</text:p>
            <text:list xml:id="list199398525" text:continue-numbering="true" text:style-name="L12">
              <text:list-header>
                <text:p text:style-name="P63">•<text:span text:style-name="Code_20__28_inline_29_"> te</text:span><text:span text:style-name="Code_20__28_inline_29_"><text:span text:style-name="T16">xt</text:span></text:span></text:p>
                <text:p text:style-name="P63"><text:span text:style-name="T16">•</text:span><text:span text:style-name="Code_20__28_inline_29_"><text:span text:style-name="T16">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31">S</text:p>
          </table:table-cell>
          <table:table-cell table:style-name="Table11.B2" office:value-type="string">
            <text:p text:style-name="P5">SOGoEnableEMailAlarms</text:p>
          </table:table-cell>
          <table:table-cell table:style-name="Table11.B2" office:value-type="string">
            <text:p text:style-name="Table_20_Contents">Parameter used to enable email-based alarms on events and tasks.</text:p>
            <text:p text:style-name="Table_20_Contents">Defaults to <text:span text:style-name="T7">NO</text:span> when unset.</text:p>
            <text:p text:style-name="Table_20_Contents">For this feature to work correctly, one must also set the <text:span text:style-name="T13">OCSEMailAlarmsFolderURL</text:span> parameter and enable the associated <text:span text:style-name="T10">cronjob</text:span><text:span text:style-name="T9">.</text:span></text:p>
            <text:p text:style-name="Table_20_Contents">See the “<text:span text:style-name="T10">Cronjob</text:span> — EMail reminders” section from this document for more information.</text:p>
          </table:table-cell>
        </table:table-row>
        <table:table-row>
          <table:table-cell table:style-name="Table11.A2" office:value-type="string">
            <text:p text:style-name="P31">U</text:p>
          </table:table-cell>
          <table:table-cell table:style-name="Table11.B2" office:value-type="string">
            <text:p text:style-name="P5">SOGoContactsCategories</text:p>
          </table:table-cell>
          <table:table-cell table:style-name="Table11.B2" office:value-type="string">
            <text:p text:style-name="Table_20_Contents">Parameter used to define the categories that can be associated to contacts. This parameter is an array of arbitrary strings.<text:line-break/>Defaults to a list that depends on the language.</text:p>
          </table:table-cell>
        </table:table-row>
        <text:soft-page-break/>
        <table:table-row>
          <table:table-cell table:style-name="Table11.A2" office:value-type="string">
            <text:p text:style-name="P31">D</text:p>
          </table:table-cell>
          <table:table-cell table:style-name="Table11.B2" office:value-type="string">
            <text:p text:style-name="P5">SOGoUIAdditionalJSFiles</text:p>
          </table:table-cell>
          <table:table-cell table:style-name="Table11.B2"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row>
          <table:table-cell table:style-name="Table11.A2" office:value-type="string">
            <text:p text:style-name="P31">D</text:p>
          </table:table-cell>
          <table:table-cell table:style-name="Table11.B2" office:value-type="string">
            <text:p text:style-name="P5">SOGoMailCustomFromEnabled</text:p>
          </table:table-cell>
          <table:table-cell table:style-name="Table11.B2"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row>
          <table:table-cell table:style-name="Table11.A2" office:value-type="string">
            <text:p text:style-name="P31">D</text:p>
          </table:table-cell>
          <table:table-cell table:style-name="Table11.B2" office:value-type="string">
            <text:p text:style-name="P5">SOGoUIxAdditionalPreferences</text:p>
          </table:table-cell>
          <table:table-cell table:style-name="Table11.B2"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home/sogo/GNUstep/Library/SOGo/Templates/PreferencesUI/</text:span>.</text:p>
            <text:p text:style-name="Table_20_Contents">Defaults to <text:span text:style-name="T7">NO</text:span> when unset.</text:p>
          </table:table-cell>
        </table:table-row>
      </table:table>
      <text:p text:style-name="Text_20_body"/>
      <text:h text:style-name="Heading_20_2" text:outline-level="2">SOGo Configuration Summary</text:h>
      <text:p text:style-name="P49">The complete SOGo configuration file, which is located in <text:span text:style-name="Code_20__28_inline_29_">/home/sogo/GNUstep/Defaults/.GNUstepDefaults</text:span> should look like this :</text:p>
      <text:p text:style-name="Code"><text:soft-page-break/>{</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10">domain</text:span>. Following is the same configuration that now includes two domains (acme and coyote) :</text:p>
      <text:p text:style-name="Code"><text:soft-page-break/>{</text:p>
      <text:p text:style-name="Code"><text:s text:c="2"/>"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soft-page-break/><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3"/>};</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31">S</text:p>
          </table:table-cell>
          <table:table-cell table:style-name="Table12.B1" office:value-type="string">
            <text:p text:style-name="Table_20_Contents">SOGoEnableDomainBasedUID</text:p>
          </table:table-cell>
          <table:table-cell table:style-name="Table12.B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31">S</text:p>
          </table:table-cell>
          <table:table-cell table:style-name="Table12.B2" office:value-type="string">
            <text:p text:style-name="Table_20_Contents">SOGoLoginDomains</text:p>
          </table:table-cell>
          <table:table-cell table:style-name="Table12.B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able:table-row>
          <table:table-cell table:style-name="Table12.A3" office:value-type="string">
            <text:p text:style-name="P31">S</text:p>
          </table:table-cell>
          <table:table-cell table:style-name="Table12.B3" office:value-type="string">
            <text:p text:style-name="Table_20_Contents">SOGoDomainsVisibility</text:p>
          </table:table-cell>
          <table:table-cell table:style-name="Table12.B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79"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0">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79" text:outline-level="2"><text:span text:style-name="T10">Cronjob</text:span> — EMail reminders</text:h>
      <text:p text:style-name="P14">SOGo allows you to set email-based reminders for events and tasks. To enable this, you must enable the SOGoEnableEMailAlarms preference and set the OCSEMailAlarmsFolderURL preference accordingly.</text:p>
      <text:p text:style-name="P14">Once you've correctly set those two preferences, you must create a <text:span text:style-name="T10">cronjob</text:span> that will run under the “sogo” user. This <text:span text:style-name="T10">cronjob</text:span> should be run every minute.</text:p>
      <text:p text:style-name="Standard"><text:span text:style-name="T13">A commented out e</text:span>xample should have been installed in <text:span text:style-name="Code_20__28_inline_29_">/etc/cron.d/sogo</text:span>, to enable it, simply uncomment it.</text:p>
      <text:p text:style-name="P14">As a reference, the <text:span text:style-name="T10">cronjob</text:span> should de defined like this::</text:p>
      <text:p text:style-name="Code">* * * * * <text:s text:c="6"/>/usr/sbin/sogo-ealarms-notify</text:p>
      <text:p text:style-name="Code"/>
      <text:h text:style-name="Heading_20_2" text:outline-level="2"><text:span text:style-name="T10">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79"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78"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10.0.3 – which can be found from </text:span><text:a xlink:type="simple" xlink:href="http://sourceforge.net/projects/funambol/files/bundle/v10/"><text:span text:style-name="T1">http://sourceforge.net/projects/funambol/files/bundle/v10/</text:span></text:a><text:span text:style-name="T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text:span text:style-name="Code_20__28_inline_29_">ojdbc14.jar</text:span>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text:span text:style-name="Code_20__28_inline_29_">funambol-sogo-1.0.9.s4j</text:span>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9</text:span>" at the end of the "<text:span text:style-name="Code_20__28_inline_29_">modules-to-install</text:span>" line.</text:p>
      <text:p text:style-name="Standard">Start the Funambol server using :</text:p>
      <text:p text:style-name="Code"><text:soft-page-break/>/opt/Funambol/bin/funambol start</text:p>
      <text:p text:style-name="P22"/>
      <text:p text:style-name="Standard">Next, install the Funambol SOGo Connector within Funambol server by issuing the following commands :</text:p>
      <text:p text:style-name="Code">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11">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1">If you only use the SOGo Connector plug in, you can still easily access your data.</text:p>
      <text:p text:style-name="P11"><text:span text:style-name="Keyword"><text:span text:style-name="T9">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9">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text:soft-page-break/>&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soft-page-break/>❏<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78" text:outline-level="1">Upgrading</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1.3.16 to 1.3.17</text:p>
          </table:table-cell>
        </table:table-row>
        <table:table-row table:style-name="Table13.2">
          <table:table-cell table:style-name="Table13.A2" office:value-type="string">
            <text:p text:style-name="P30">Run the shell script <text:span text:style-name="Code_20__28_inline_29_">sql-update-1.3.16_to_1.3.17.sh</text:span> or <text:span text:style-name="Code_20__28_inline_29_">sql-update-1.3.16_to_1.3.17-mysql.sh</text:span> (if you use MySQL).</text:p>
            <text:p text:style-name="P28"/>
            <text:p text:style-name="P28">This will grow the “cycle info” field of calendar tables to a larger size.</text:p>
          </table:table-cell>
        </table:table-row>
        <table:table-row>
          <table:table-cell table:style-name="Table13.A3" office:value-type="string">
            <text:p text:style-name="Table_20_Title">1.3.11 to 1.3.12</text:p>
          </table:table-cell>
        </table:table-row>
        <table:table-row table:style-name="Table13.2">
          <table:table-cell table:style-name="Table13.A2" office:value-type="string">
            <text:p text:style-name="P41">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3" office:value-type="string">
            <text:p text:style-name="Table_20_Title">1.3.8 to 1.3.9</text:p>
          </table:table-cell>
        </table:table-row>
        <table:table-row>
          <table:table-cell table:style-name="Table13.A6"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54" text:outline-level="1"/>
      <text:h text:style-name="P78"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margin-top="0cm" fo:margin-bottom="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left="0cm" fo:margin-right="0cm" fo:margin-top="0cm" fo:margin-bottom="0cm"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margin-top="0cm" fo:margin-bottom="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margin-top="0cm" fo:margin-bottom="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035cm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3</text:chapter></text:p>
      </style:header>
      <style:footer>
        <text:p text:style-name="MP1">© 2008-2012 Inverse inc.<text:tab/><text:chapter text:display="name" text:outline-level="1">System Requirements</text:chapter><text:tab/><text:page-number text:select-page="current">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08-10-24T09:42:32</meta:creation-date>
    <meta:editing-cycles>429</meta:editing-cycles>
    <meta:editing-duration>P11DT9H26M31S</meta:editing-duration>
    <dc:date>2012-10-23T17:25:06</dc:date>
    <meta:document-statistic meta:table-count="13" meta:image-count="4" meta:object-count="0" meta:page-count="53" meta:paragraph-count="1151" meta:word-count="10369" meta:character-count="68395"/>
    <meta:user-defined meta:name="Info 1"/>
    <meta:user-defined meta:name="Info 2"/>
    <meta:user-defined meta:name="Info 3"/>
    <meta:user-defined meta:name="Info 4"/>
  </office:meta>
</office:document-meta>
</file>